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4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24pt"/>
    </style:style>
    <style:style style:name="co4" style:family="table-column">
      <style:table-column-properties fo:break-before="auto" style:column-width="7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reNomination</text:p>
          </table:table-cell>
          <table:table-cell office:value-type="string" calcext:value-type="string">
            <text:p>PostNomination</text:p>
          </table:table-cell>
          <table:table-cell office:value-type="string" calcext:value-type="string">
            <text:p>PostAward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string" calcext:value-type="string">
            <text:p>American Sniper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3400000" calcext:value-type="currency">
            <text:p>$3,400,000</text:p>
          </table:table-cell>
          <table:table-cell office:value-type="currency" office:currency="USD" office:value="316600000" calcext:value-type="currency">
            <text:p>$316,600,000</text:p>
          </table:table-cell>
          <table:table-cell office:value-type="currency" office:currency="USD" office:value="30100000" calcext:value-type="currency">
            <text:p>$30,100,000</text:p>
          </table:table-cell>
          <table:table-cell office:value-type="currency" office:currency="USD" office:value="350100000" calcext:value-type="currency">
            <text:p>$350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ro Dark Thirty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USD" office:value="5200000" calcext:value-type="currency">
            <text:p>$5,200,000</text:p>
          </table:table-cell>
          <table:table-cell office:value-type="currency" office:currency="USD" office:value="86300000" calcext:value-type="currency">
            <text:p>$86,300,000</text:p>
          </table:table-cell>
          <table:table-cell office:value-type="currency" office:currency="USD" office:value="4200000" calcext:value-type="currency">
            <text:p>$4,200,000</text:p>
          </table:table-cell>
          <table:table-cell office:value-type="currency" office:currency="USD" office:value="95700000" calcext:value-type="currency">
            <text:p>$95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Dresser</text:p>
          </table:table-cell>
          <table:table-cell office:value-type="float" office:value="1983" calcext:value-type="float">
            <text:p>1983</text:p>
          </table:table-cell>
          <table:table-cell office:value-type="currency" office:currency="USD" office:value="563000" calcext:value-type="currency">
            <text:p>$563,000</text:p>
          </table:table-cell>
          <table:table-cell office:value-type="currency" office:currency="USD" office:value="4700000" calcext:value-type="currency">
            <text:p>$4,700,000</text:p>
          </table:table-cell>
          <table:table-cell office:value-type="currency" office:currency="USD" office:value="0" calcext:value-type="currency">
            <text:p>$0</text:p>
          </table:table-cell>
          <table:table-cell office:value-type="currency" office:currency="USD" office:value="5300000" calcext:value-type="currency">
            <text:p>$5,3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tters from Iwo Jima</text:p>
          </table:table-cell>
          <table:table-cell office:value-type="float" office:value="2006" calcext:value-type="float">
            <text:p>2006</text:p>
          </table:table-cell>
          <table:table-cell office:value-type="currency" office:currency="USD" office:value="2600000" calcext:value-type="currency">
            <text:p>$2,600,000</text:p>
          </table:table-cell>
          <table:table-cell office:value-type="currency" office:currency="USD" office:value="10200000" calcext:value-type="currency">
            <text:p>$10,200,000</text:p>
          </table:table-cell>
          <table:table-cell office:value-type="currency" office:currency="USD" office:value="921000" calcext:value-type="currency">
            <text:p>$921,000</text:p>
          </table:table-cell>
          <table:table-cell office:value-type="currency" office:currency="USD" office:value="13800000" calcext:value-type="currency">
            <text:p>$13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gerous Liaisons</text:p>
          </table:table-cell>
          <table:table-cell office:value-type="float" office:value="1988" calcext:value-type="float">
            <text:p>1988</text:p>
          </table:table-cell>
          <table:table-cell office:value-type="currency" office:currency="USD" office:value="6700000" calcext:value-type="currency">
            <text:p>$6,700,000</text:p>
          </table:table-cell>
          <table:table-cell office:value-type="currency" office:currency="USD" office:value="25000000" calcext:value-type="currency">
            <text:p>$25,000,000</text:p>
          </table:table-cell>
          <table:table-cell office:value-type="currency" office:currency="USD" office:value="3000000" calcext:value-type="currency">
            <text:p>$3,000,000</text:p>
          </table:table-cell>
          <table:table-cell office:value-type="currency" office:currency="USD" office:value="34700000" calcext:value-type="currency">
            <text:p>$34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ur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USD" office:value="371000" calcext:value-type="currency">
            <text:p>$371,000</text:p>
          </table:table-cell>
          <table:table-cell office:value-type="currency" office:currency="USD" office:value="4800000" calcext:value-type="currency">
            <text:p>$4,800,000</text:p>
          </table:table-cell>
          <table:table-cell office:value-type="currency" office:currency="USD" office:value="1600000" calcext:value-type="currency">
            <text:p>$1,600,000</text:p>
          </table:table-cell>
          <table:table-cell office:value-type="currency" office:currency="USD" office:value="6700000" calcext:value-type="currency">
            <text:p>$6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re Will Be Blood</text:p>
          </table:table-cell>
          <table:table-cell office:value-type="float" office:value="2007" calcext:value-type="float">
            <text:p>2007</text:p>
          </table:table-cell>
          <table:table-cell office:value-type="currency" office:currency="USD" office:value="8700000" calcext:value-type="currency">
            <text:p>$8,700,000</text:p>
          </table:table-cell>
          <table:table-cell office:value-type="currency" office:currency="USD" office:value="26400000" calcext:value-type="currency">
            <text:p>$26,400,000</text:p>
          </table:table-cell>
          <table:table-cell office:value-type="currency" office:currency="USD" office:value="5100000" calcext:value-type="currency">
            <text:p>$5,100,000</text:p>
          </table:table-cell>
          <table:table-cell office:value-type="currency" office:currency="USD" office:value="40200000" calcext:value-type="currency">
            <text:p>$40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ma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6500000" calcext:value-type="currency">
            <text:p>$16,500,000</text:p>
          </table:table-cell>
          <table:table-cell office:value-type="currency" office:currency="USD" office:value="33000000" calcext:value-type="currency">
            <text:p>$33,000,000</text:p>
          </table:table-cell>
          <table:table-cell office:value-type="currency" office:currency="USD" office:value="2500000" calcext:value-type="currency">
            <text:p>$2,500,000</text:p>
          </table:table-cell>
          <table:table-cell office:value-type="currency" office:currency="USD" office:value="52100000" calcext:value-type="currency">
            <text:p>$52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emely Loud &amp; Incredibly Close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USD" office:value="11400000" calcext:value-type="currency">
            <text:p>$11,400,000</text:p>
          </table:table-cell>
          <table:table-cell office:value-type="currency" office:currency="USD" office:value="19800000" calcext:value-type="currency">
            <text:p>$19,800,000</text:p>
          </table:table-cell>
          <table:table-cell office:value-type="currency" office:currency="USD" office:value="633000" calcext:value-type="currency">
            <text:p>$633,000</text:p>
          </table:table-cell>
          <table:table-cell office:value-type="currency" office:currency="USD" office:value="31800000" calcext:value-type="currency">
            <text:p>$31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 the Name of the Father</text:p>
          </table:table-cell>
          <table:table-cell office:value-type="float" office:value="1993" calcext:value-type="float">
            <text:p>1993</text:p>
          </table:table-cell>
          <table:table-cell office:value-type="currency" office:currency="USD" office:value="6500000" calcext:value-type="currency">
            <text:p>$6,500,000</text:p>
          </table:table-cell>
          <table:table-cell office:value-type="currency" office:currency="USD" office:value="14400000" calcext:value-type="currency">
            <text:p>$14,400,000</text:p>
          </table:table-cell>
          <table:table-cell office:value-type="currency" office:currency="USD" office:value="4200000" calcext:value-type="currency">
            <text:p>$4,200,000</text:p>
          </table:table-cell>
          <table:table-cell office:value-type="currency" office:currency="USD" office:value="25100000" calcext:value-type="currency">
            <text:p>$25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lion Dollar Baby</text:p>
          </table:table-cell>
          <table:table-cell office:value-type="float" office:value="2004" calcext:value-type="float">
            <text:p>2004</text:p>
          </table:table-cell>
          <table:table-cell office:value-type="currency" office:currency="USD" office:value="8500000" calcext:value-type="currency">
            <text:p>$8,500,000</text:p>
          </table:table-cell>
          <table:table-cell office:value-type="currency" office:currency="USD" office:value="56400000" calcext:value-type="currency">
            <text:p>$56,400,000</text:p>
          </table:table-cell>
          <table:table-cell office:value-type="currency" office:currency="USD" office:value="35600000" calcext:value-type="currency">
            <text:p>$35,600,000</text:p>
          </table:table-cell>
          <table:table-cell office:value-type="currency" office:currency="USD" office:value="100500000" calcext:value-type="currency">
            <text:p>$100,5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 (2013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USD" office:value="10400000" calcext:value-type="currency">
            <text:p>$10,400,000</text:p>
          </table:table-cell>
          <table:table-cell office:value-type="currency" office:currency="USD" office:value="14100000" calcext:value-type="currency">
            <text:p>$14,100,000</text:p>
          </table:table-cell>
          <table:table-cell office:value-type="currency" office:currency="USD" office:value="974000" calcext:value-type="currency">
            <text:p>$974,000</text:p>
          </table:table-cell>
          <table:table-cell office:value-type="currency" office:currency="USD" office:value="25600000" calcext:value-type="currency">
            <text:p>$25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wards End</text:p>
          </table:table-cell>
          <table:table-cell office:value-type="float" office:value="1992" calcext:value-type="float">
            <text:p>1992</text:p>
          </table:table-cell>
          <table:table-cell office:value-type="currency" office:currency="USD" office:value="8700000" calcext:value-type="currency">
            <text:p>$8,700,000</text:p>
          </table:table-cell>
          <table:table-cell office:value-type="currency" office:currency="USD" office:value="14200000" calcext:value-type="currency">
            <text:p>$14,200,000</text:p>
          </table:table-cell>
          <table:table-cell office:value-type="currency" office:currency="USD" office:value="3000000" calcext:value-type="currency">
            <text:p>$3,000,000</text:p>
          </table:table-cell>
          <table:table-cell office:value-type="currency" office:currency="USD" office:value="26000000" calcext:value-type="currency">
            <text:p>$26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r Linings Playbook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USD" office:value="35700000" calcext:value-type="currency">
            <text:p>$35,700,000</text:p>
          </table:table-cell>
          <table:table-cell office:value-type="currency" office:currency="USD" office:value="71400000" calcext:value-type="currency">
            <text:p>$71,400,000</text:p>
          </table:table-cell>
          <table:table-cell office:value-type="currency" office:currency="USD" office:value="24900000" calcext:value-type="currency">
            <text:p>$24,900,000</text:p>
          </table:table-cell>
          <table:table-cell office:value-type="currency" office:currency="USD" office:value="132100000" calcext:value-type="currency">
            <text:p>$132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Crying Game</text:p>
          </table:table-cell>
          <table:table-cell office:value-type="float" office:value="1992" calcext:value-type="float">
            <text:p>1992</text:p>
          </table:table-cell>
          <table:table-cell office:value-type="currency" office:currency="USD" office:value="14000000" calcext:value-type="currency">
            <text:p>$14,000,000</text:p>
          </table:table-cell>
          <table:table-cell office:value-type="currency" office:currency="USD" office:value="33600000" calcext:value-type="currency">
            <text:p>$33,600,000</text:p>
          </table:table-cell>
          <table:table-cell office:value-type="currency" office:currency="USD" office:value="14900000" calcext:value-type="currency">
            <text:p>$14,900,000</text:p>
          </table:table-cell>
          <table:table-cell office:value-type="currency" office:currency="USD" office:value="62500000" calcext:value-type="currency">
            <text:p>$62,5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dhi</text:p>
          </table:table-cell>
          <table:table-cell office:value-type="float" office:value="1982" calcext:value-type="float">
            <text:p>1982</text:p>
          </table:table-cell>
          <table:table-cell office:value-type="currency" office:currency="USD" office:value="11900000" calcext:value-type="currency">
            <text:p>$11,900,000</text:p>
          </table:table-cell>
          <table:table-cell office:value-type="currency" office:currency="USD" office:value="27000000" calcext:value-type="currency">
            <text:p>$27,000,000</text:p>
          </table:table-cell>
          <table:table-cell office:value-type="currency" office:currency="USD" office:value="13900000" calcext:value-type="currency">
            <text:p>$13,900,000</text:p>
          </table:table-cell>
          <table:table-cell office:value-type="currency" office:currency="USD" office:value="52800000" calcext:value-type="currency">
            <text:p>$52,8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Cider House Rules</text:p>
          </table:table-cell>
          <table:table-cell office:value-type="float" office:value="1999" calcext:value-type="float">
            <text:p>1999</text:p>
          </table:table-cell>
          <table:table-cell office:value-type="currency" office:currency="USD" office:value="20700000" calcext:value-type="currency">
            <text:p>$20,700,000</text:p>
          </table:table-cell>
          <table:table-cell office:value-type="currency" office:currency="USD" office:value="28900000" calcext:value-type="currency">
            <text:p>$28,900,000</text:p>
          </table:table-cell>
          <table:table-cell office:value-type="currency" office:currency="USD" office:value="7900000" calcext:value-type="currency">
            <text:p>$7,900,000</text:p>
          </table:table-cell>
          <table:table-cell office:value-type="currency" office:currency="USD" office:value="57500000" calcext:value-type="currency">
            <text:p>$57,5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USD" office:value="8600000" calcext:value-type="currency">
            <text:p>$8,600,000</text:p>
          </table:table-cell>
          <table:table-cell office:value-type="currency" office:currency="USD" office:value="8500000" calcext:value-type="currency">
            <text:p>$8,500,000</text:p>
          </table:table-cell>
          <table:table-cell office:value-type="currency" office:currency="USD" office:value="536000" calcext:value-type="currency">
            <text:p>$536,000</text:p>
          </table:table-cell>
          <table:table-cell office:value-type="currency" office:currency="USD" office:value="17700000" calcext:value-type="currency">
            <text:p>$17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colat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USD" office:value="27100000" calcext:value-type="currency">
            <text:p>$27,100,000</text:p>
          </table:table-cell>
          <table:table-cell office:value-type="currency" office:currency="USD" office:value="33600000" calcext:value-type="currency">
            <text:p>$33,600,000</text:p>
          </table:table-cell>
          <table:table-cell office:value-type="currency" office:currency="USD" office:value="10900000" calcext:value-type="currency">
            <text:p>$10,900,000</text:p>
          </table:table-cell>
          <table:table-cell office:value-type="currency" office:currency="USD" office:value="71500000" calcext:value-type="currency">
            <text:p>$71,5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oon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USD" office:value="39300000" calcext:value-type="currency">
            <text:p>$39,300,000</text:p>
          </table:table-cell>
          <table:table-cell office:value-type="currency" office:currency="USD" office:value="64800000" calcext:value-type="currency">
            <text:p>$64,800,000</text:p>
          </table:table-cell>
          <table:table-cell office:value-type="currency" office:currency="USD" office:value="34500000" calcext:value-type="currency">
            <text:p>$34,500,000</text:p>
          </table:table-cell>
          <table:table-cell office:value-type="currency" office:currency="USD" office:value="138500000" calcext:value-type="currency">
            <text:p>$138,5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Killing Fields</text:p>
          </table:table-cell>
          <table:table-cell office:value-type="float" office:value="1984" calcext:value-type="float">
            <text:p>1984</text:p>
          </table:table-cell>
          <table:table-cell office:value-type="currency" office:currency="USD" office:value="11700000" calcext:value-type="currency">
            <text:p>$11,700,000</text:p>
          </table:table-cell>
          <table:table-cell office:value-type="currency" office:currency="USD" office:value="16200000" calcext:value-type="currency">
            <text:p>$16,200,000</text:p>
          </table:table-cell>
          <table:table-cell office:value-type="currency" office:currency="USD" office:value="6900000" calcext:value-type="currency">
            <text:p>$6,900,000</text:p>
          </table:table-cell>
          <table:table-cell office:value-type="currency" office:currency="USD" office:value="34700000" calcext:value-type="currency">
            <text:p>$34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 Left Foot</text:p>
          </table:table-cell>
          <table:table-cell office:value-type="float" office:value="1989" calcext:value-type="float">
            <text:p>1989</text:p>
          </table:table-cell>
          <table:table-cell office:value-type="currency" office:currency="USD" office:value="2100000" calcext:value-type="currency">
            <text:p>$2,100,000</text:p>
          </table:table-cell>
          <table:table-cell office:value-type="currency" office:currency="USD" office:value="6800000" calcext:value-type="currency">
            <text:p>$6,800,000</text:p>
          </table:table-cell>
          <table:table-cell office:value-type="currency" office:currency="USD" office:value="5900000" calcext:value-type="currency">
            <text:p>$5,900,000</text:p>
          </table:table-cell>
          <table:table-cell office:value-type="currency" office:currency="USD" office:value="14700000" calcext:value-type="currency">
            <text:p>$14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ne</text:p>
          </table:table-cell>
          <table:table-cell office:value-type="float" office:value="1996" calcext:value-type="float">
            <text:p>1996</text:p>
          </table:table-cell>
          <table:table-cell office:value-type="currency" office:currency="USD" office:value="16100000" calcext:value-type="currency">
            <text:p>$16,100,000</text:p>
          </table:table-cell>
          <table:table-cell office:value-type="currency" office:currency="USD" office:value="16400000" calcext:value-type="currency">
            <text:p>$16,400,000</text:p>
          </table:table-cell>
          <table:table-cell office:value-type="currency" office:currency="USD" office:value="3400000" calcext:value-type="currency">
            <text:p>$3,400,000</text:p>
          </table:table-cell>
          <table:table-cell office:value-type="currency" office:currency="USD" office:value="35900000" calcext:value-type="currency">
            <text:p>$35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st/Nixon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USD" office:value="8900000" calcext:value-type="currency">
            <text:p>$8,900,000</text:p>
          </table:table-cell>
          <table:table-cell office:value-type="currency" office:currency="USD" office:value="8500000" calcext:value-type="currency">
            <text:p>$8,500,000</text:p>
          </table:table-cell>
          <table:table-cell office:value-type="currency" office:currency="USD" office:value="1200000" calcext:value-type="currency">
            <text:p>$1,200,000</text:p>
          </table:table-cell>
          <table:table-cell office:value-type="currency" office:currency="USD" office:value="18600000" calcext:value-type="currency">
            <text:p>$18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Imitation Game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42800000" calcext:value-type="currency">
            <text:p>$42,800,000</text:p>
          </table:table-cell>
          <table:table-cell office:value-type="currency" office:currency="USD" office:value="41100000" calcext:value-type="currency">
            <text:p>$41,100,000</text:p>
          </table:table-cell>
          <table:table-cell office:value-type="currency" office:currency="USD" office:value="7200000" calcext:value-type="currency">
            <text:p>$7,200,000</text:p>
          </table:table-cell>
          <table:table-cell office:value-type="currency" office:currency="USD" office:value="91100000" calcext:value-type="currency">
            <text:p>$91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 and Glory</text:p>
          </table:table-cell>
          <table:table-cell office:value-type="float" office:value="1987" calcext:value-type="float">
            <text:p>1987</text:p>
          </table:table-cell>
          <table:table-cell office:value-type="currency" office:currency="USD" office:value="5200000" calcext:value-type="currency">
            <text:p>$5,200,000</text:p>
          </table:table-cell>
          <table:table-cell office:value-type="currency" office:currency="USD" office:value="4500000" calcext:value-type="currency">
            <text:p>$4,500,000</text:p>
          </table:table-cell>
          <table:table-cell office:value-type="currency" office:currency="USD" office:value="314000" calcext:value-type="currency">
            <text:p>$314,000</text:p>
          </table:table-cell>
          <table:table-cell office:value-type="currency" office:currency="USD" office:value="10000000" calcext:value-type="currency">
            <text:p>$10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ssippi Burning</text:p>
          </table:table-cell>
          <table:table-cell office:value-type="float" office:value="1988" calcext:value-type="float">
            <text:p>1988</text:p>
          </table:table-cell>
          <table:table-cell office:value-type="currency" office:currency="USD" office:value="18600000" calcext:value-type="currency">
            <text:p>$18,600,000</text:p>
          </table:table-cell>
          <table:table-cell office:value-type="currency" office:currency="USD" office:value="15300000" calcext:value-type="currency">
            <text:p>$15,300,000</text:p>
          </table:table-cell>
          <table:table-cell office:value-type="currency" office:currency="USD" office:value="713000" calcext:value-type="currency">
            <text:p>$713,000</text:p>
          </table:table-cell>
          <table:table-cell office:value-type="currency" office:currency="USD" office:value="34600000" calcext:value-type="currency">
            <text:p>$34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rets &amp; Lies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currency" office:currency="USD" office:value="5900000" calcext:value-type="currency">
            <text:p>$5,900,000</text:p>
          </table:table-cell>
          <table:table-cell office:value-type="currency" office:currency="USD" office:value="1600000" calcext:value-type="currency">
            <text:p>$1,600,000</text:p>
          </table:table-cell>
          <table:table-cell office:value-type="currency" office:currency="USD" office:value="13400000" calcext:value-type="currency">
            <text:p>$13,4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Reader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USD" office:value="8100000" calcext:value-type="currency">
            <text:p>$8,100,000</text:p>
          </table:table-cell>
          <table:table-cell office:value-type="currency" office:currency="USD" office:value="14900000" calcext:value-type="currency">
            <text:p>$14,900,000</text:p>
          </table:table-cell>
          <table:table-cell office:value-type="currency" office:currency="USD" office:value="11200000" calcext:value-type="currency">
            <text:p>$11,200,000</text:p>
          </table:table-cell>
          <table:table-cell office:value-type="currency" office:currency="USD" office:value="34200000" calcext:value-type="currency">
            <text:p>$34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Artist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USD" office:value="12400000" calcext:value-type="currency">
            <text:p>$12,400,000</text:p>
          </table:table-cell>
          <table:table-cell office:value-type="currency" office:currency="USD" office:value="19400000" calcext:value-type="currency">
            <text:p>$19,400,000</text:p>
          </table:table-cell>
          <table:table-cell office:value-type="currency" office:currency="USD" office:value="12900000" calcext:value-type="currency">
            <text:p>$12,900,000</text:p>
          </table:table-cell>
          <table:table-cell office:value-type="currency" office:currency="USD" office:value="44700000" calcext:value-type="currency">
            <text:p>$44,7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deways</text:p>
          </table:table-cell>
          <table:table-cell office:value-type="float" office:value="2004" calcext:value-type="float">
            <text:p>2004</text:p>
          </table:table-cell>
          <table:table-cell office:value-type="currency" office:currency="USD" office:value="32400000" calcext:value-type="currency">
            <text:p>$32,400,000</text:p>
          </table:table-cell>
          <table:table-cell office:value-type="currency" office:currency="USD" office:value="30700000" calcext:value-type="currency">
            <text:p>$30,700,000</text:p>
          </table:table-cell>
          <table:table-cell office:value-type="currency" office:currency="USD" office:value="8300000" calcext:value-type="currency">
            <text:p>$8,300,000</text:p>
          </table:table-cell>
          <table:table-cell office:value-type="currency" office:currency="USD" office:value="71500000" calcext:value-type="currency">
            <text:p>$71,5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onstruck</text:p>
          </table:table-cell>
          <table:table-cell office:value-type="float" office:value="1987" calcext:value-type="float">
            <text:p>1987</text:p>
          </table:table-cell>
          <table:table-cell office:value-type="currency" office:currency="USD" office:value="25400000" calcext:value-type="currency">
            <text:p>$25,400,000</text:p>
          </table:table-cell>
          <table:table-cell office:value-type="currency" office:currency="USD" office:value="34600000" calcext:value-type="currency">
            <text:p>$34,600,000</text:p>
          </table:table-cell>
          <table:table-cell office:value-type="currency" office:currency="USD" office:value="20700000" calcext:value-type="currency">
            <text:p>$20,700,000</text:p>
          </table:table-cell>
          <table:table-cell office:value-type="currency" office:currency="USD" office:value="80600000" calcext:value-type="currency">
            <text:p>$80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Passage to India</text:p>
          </table:table-cell>
          <table:table-cell office:value-type="float" office:value="1984" calcext:value-type="float">
            <text:p>1984</text:p>
          </table:table-cell>
          <table:table-cell office:value-type="currency" office:currency="USD" office:value="13500000" calcext:value-type="currency">
            <text:p>$13,500,000</text:p>
          </table:table-cell>
          <table:table-cell office:value-type="currency" office:currency="USD" office:value="11400000" calcext:value-type="currency">
            <text:p>$11,400,000</text:p>
          </table:table-cell>
          <table:table-cell office:value-type="currency" office:currency="USD" office:value="2300000" calcext:value-type="currency">
            <text:p>$2,300,000</text:p>
          </table:table-cell>
          <table:table-cell office:value-type="currency" office:currency="USD" office:value="27200000" calcext:value-type="currency">
            <text:p>$27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King's Speech</text:p>
          </table:table-cell>
          <table:table-cell office:value-type="float" office:value="2010" calcext:value-type="float">
            <text:p>2010</text:p>
          </table:table-cell>
          <table:table-cell office:value-type="currency" office:currency="USD" office:value="57900000" calcext:value-type="currency">
            <text:p>$57,900,000</text:p>
          </table:table-cell>
          <table:table-cell office:value-type="currency" office:currency="USD" office:value="56300000" calcext:value-type="currency">
            <text:p>$56,300,000</text:p>
          </table:table-cell>
          <table:table-cell office:value-type="currency" office:currency="USD" office:value="21200000" calcext:value-type="currency">
            <text:p>$21,200,000</text:p>
          </table:table-cell>
          <table:table-cell office:value-type="currency" office:currency="USD" office:value="135500000" calcext:value-type="currency">
            <text:p>$135,5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 the Bedroom</text:p>
          </table:table-cell>
          <table:table-cell office:value-type="float" office:value="2001" calcext:value-type="float">
            <text:p>2001</text:p>
          </table:table-cell>
          <table:table-cell office:value-type="currency" office:currency="USD" office:value="19500000" calcext:value-type="currency">
            <text:p>$19,500,000</text:p>
          </table:table-cell>
          <table:table-cell office:value-type="currency" office:currency="USD" office:value="14700000" calcext:value-type="currency">
            <text:p>$14,700,000</text:p>
          </table:table-cell>
          <table:table-cell office:value-type="currency" office:currency="USD" office:value="1700000" calcext:value-type="currency">
            <text:p>$1,700,000</text:p>
          </table:table-cell>
          <table:table-cell office:value-type="currency" office:currency="USD" office:value="35900000" calcext:value-type="currency">
            <text:p>$35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Hours</text:p>
          </table:table-cell>
          <table:table-cell office:value-type="float" office:value="2002" calcext:value-type="float">
            <text:p>2002</text:p>
          </table:table-cell>
          <table:table-cell office:value-type="currency" office:currency="USD" office:value="21900000" calcext:value-type="currency">
            <text:p>$21,900,000</text:p>
          </table:table-cell>
          <table:table-cell office:value-type="currency" office:currency="USD" office:value="17000000" calcext:value-type="currency">
            <text:p>$17,000,000</text:p>
          </table:table-cell>
          <table:table-cell office:value-type="currency" office:currency="USD" office:value="2800000" calcext:value-type="currency">
            <text:p>$2,800,000</text:p>
          </table:table-cell>
          <table:table-cell office:value-type="currency" office:currency="USD" office:value="41700000" calcext:value-type="currency">
            <text:p>$41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2002" calcext:value-type="float">
            <text:p>2002</text:p>
          </table:table-cell>
          <table:table-cell office:value-type="currency" office:currency="USD" office:value="64600000" calcext:value-type="currency">
            <text:p>$64,600,000</text:p>
          </table:table-cell>
          <table:table-cell office:value-type="currency" office:currency="USD" office:value="69400000" calcext:value-type="currency">
            <text:p>$69,400,000</text:p>
          </table:table-cell>
          <table:table-cell office:value-type="currency" office:currency="USD" office:value="36700000" calcext:value-type="currency">
            <text:p>$36,700,000</text:p>
          </table:table-cell>
          <table:table-cell office:value-type="currency" office:currency="USD" office:value="170700000" calcext:value-type="currency">
            <text:p>$170,7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plash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6200000" calcext:value-type="currency">
            <text:p>$6,200,000</text:p>
          </table:table-cell>
          <table:table-cell office:value-type="currency" office:currency="USD" office:value="5100000" calcext:value-type="currency">
            <text:p>$5,100,000</text:p>
          </table:table-cell>
          <table:table-cell office:value-type="currency" office:currency="USD" office:value="1800000" calcext:value-type="currency">
            <text:p>$1,800,000</text:p>
          </table:table-cell>
          <table:table-cell office:value-type="currency" office:currency="USD" office:value="13100000" calcext:value-type="currency">
            <text:p>$13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ing Miss Daisy</text:p>
          </table:table-cell>
          <table:table-cell office:value-type="float" office:value="1989" calcext:value-type="float">
            <text:p>1989</text:p>
          </table:table-cell>
          <table:table-cell office:value-type="currency" office:currency="USD" office:value="33600000" calcext:value-type="currency">
            <text:p>$33,600,000</text:p>
          </table:table-cell>
          <table:table-cell office:value-type="currency" office:currency="USD" office:value="41600000" calcext:value-type="currency">
            <text:p>$41,600,000</text:p>
          </table:table-cell>
          <table:table-cell office:value-type="currency" office:currency="USD" office:value="31400000" calcext:value-type="currency">
            <text:p>$31,400,000</text:p>
          </table:table-cell>
          <table:table-cell office:value-type="currency" office:currency="USD" office:value="106600000" calcext:value-type="currency">
            <text:p>$106,6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umdog Millionaire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USD" office:value="44700000" calcext:value-type="currency">
            <text:p>$44,700,000</text:p>
          </table:table-cell>
          <table:table-cell office:value-type="currency" office:currency="USD" office:value="53600000" calcext:value-type="currency">
            <text:p>$53,600,000</text:p>
          </table:table-cell>
          <table:table-cell office:value-type="currency" office:currency="USD" office:value="43000000" calcext:value-type="currency">
            <text:p>$43,000,000</text:p>
          </table:table-cell>
          <table:table-cell office:value-type="currency" office:currency="USD" office:value="141300000" calcext:value-type="currency">
            <text:p>$141,3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sford Park</text:p>
          </table:table-cell>
          <table:table-cell office:value-type="float" office:value="2001" calcext:value-type="float">
            <text:p>2001</text:p>
          </table:table-cell>
          <table:table-cell office:value-type="currency" office:currency="USD" office:value="22300000" calcext:value-type="currency">
            <text:p>$22,300,000</text:p>
          </table:table-cell>
          <table:table-cell office:value-type="currency" office:currency="USD" office:value="15500000" calcext:value-type="currency">
            <text:p>$15,500,000</text:p>
          </table:table-cell>
          <table:table-cell office:value-type="currency" office:currency="USD" office:value="3600000" calcext:value-type="currency">
            <text:p>$3,600,000</text:p>
          </table:table-cell>
          <table:table-cell office:value-type="currency" office:currency="USD" office:value="41300000" calcext:value-type="currency">
            <text:p>$41,3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kespeare in Love</text:p>
          </table:table-cell>
          <table:table-cell office:value-type="float" office:value="1998" calcext:value-type="float">
            <text:p>1998</text:p>
          </table:table-cell>
          <table:table-cell office:value-type="currency" office:currency="USD" office:value="36500000" calcext:value-type="currency">
            <text:p>$36,500,000</text:p>
          </table:table-cell>
          <table:table-cell office:value-type="currency" office:currency="USD" office:value="36600000" calcext:value-type="currency">
            <text:p>$36,600,000</text:p>
          </table:table-cell>
          <table:table-cell office:value-type="currency" office:currency="USD" office:value="27100000" calcext:value-type="currency">
            <text:p>$27,100,000</text:p>
          </table:table-cell>
          <table:table-cell office:value-type="currency" office:currency="USD" office:value="100300000" calcext:value-type="currency">
            <text:p>$100,3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7 Hours</text:p>
          </table:table-cell>
          <table:table-cell office:value-type="float" office:value="2010" calcext:value-type="float">
            <text:p>2010</text:p>
          </table:table-cell>
          <table:table-cell office:value-type="currency" office:currency="USD" office:value="11300000" calcext:value-type="currency">
            <text:p>$11,300,000</text:p>
          </table:table-cell>
          <table:table-cell office:value-type="currency" office:currency="USD" office:value="6600000" calcext:value-type="currency">
            <text:p>$6,600,000</text:p>
          </table:table-cell>
          <table:table-cell office:value-type="currency" office:currency="USD" office:value="420000" calcext:value-type="currency">
            <text:p>$420,000</text:p>
          </table:table-cell>
          <table:table-cell office:value-type="currency" office:currency="USD" office:value="18300000" calcext:value-type="currency">
            <text:p>$18,3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uching Tiger, Hidden Dragon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USD" office:value="60800000" calcext:value-type="currency">
            <text:p>$60,800,000</text:p>
          </table:table-cell>
          <table:table-cell office:value-type="currency" office:currency="USD" office:value="45500000" calcext:value-type="currency">
            <text:p>$45,500,000</text:p>
          </table:table-cell>
          <table:table-cell office:value-type="currency" office:currency="USD" office:value="21800000" calcext:value-type="currency">
            <text:p>$21,800,000</text:p>
          </table:table-cell>
          <table:table-cell office:value-type="currency" office:currency="USD" office:value="128100000" calcext:value-type="currency">
            <text:p>$128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n Man</text:p>
          </table:table-cell>
          <table:table-cell office:value-type="float" office:value="1988" calcext:value-type="float">
            <text:p>1988</text:p>
          </table:table-cell>
          <table:table-cell office:value-type="currency" office:currency="USD" office:value="97000000" calcext:value-type="currency">
            <text:p>$97,000,000</text:p>
          </table:table-cell>
          <table:table-cell office:value-type="currency" office:currency="USD" office:value="60800000" calcext:value-type="currency">
            <text:p>$60,800,000</text:p>
          </table:table-cell>
          <table:table-cell office:value-type="currency" office:currency="USD" office:value="15100000" calcext:value-type="currency">
            <text:p>$15,100,000</text:p>
          </table:table-cell>
          <table:table-cell office:value-type="currency" office:currency="USD" office:value="172800000" calcext:value-type="currency">
            <text:p>$172,8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ote</text:p>
          </table:table-cell>
          <table:table-cell office:value-type="float" office:value="2005" calcext:value-type="float">
            <text:p>2005</text:p>
          </table:table-cell>
          <table:table-cell office:value-type="currency" office:currency="USD" office:value="15400000" calcext:value-type="currency">
            <text:p>$15,400,000</text:p>
          </table:table-cell>
          <table:table-cell office:value-type="currency" office:currency="USD" office:value="10100000" calcext:value-type="currency">
            <text:p>$10,100,000</text:p>
          </table:table-cell>
          <table:table-cell office:value-type="currency" office:currency="USD" office:value="3300000" calcext:value-type="currency">
            <text:p>$3,300,000</text:p>
          </table:table-cell>
          <table:table-cell office:value-type="currency" office:currency="USD" office:value="28800000" calcext:value-type="currency">
            <text:p>$28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Aviator</text:p>
          </table:table-cell>
          <table:table-cell office:value-type="float" office:value="2004" calcext:value-type="float">
            <text:p>2004</text:p>
          </table:table-cell>
          <table:table-cell office:value-type="currency" office:currency="USD" office:value="58500000" calcext:value-type="currency">
            <text:p>$58,500,000</text:p>
          </table:table-cell>
          <table:table-cell office:value-type="currency" office:currency="USD" office:value="35200000" calcext:value-type="currency">
            <text:p>$35,200,000</text:p>
          </table:table-cell>
          <table:table-cell office:value-type="currency" office:currency="USD" office:value="9000000" calcext:value-type="currency">
            <text:p>$9,000,000</text:p>
          </table:table-cell>
          <table:table-cell office:value-type="currency" office:currency="USD" office:value="102600000" calcext:value-type="currency">
            <text:p>$102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d Will Hunting</text:p>
          </table:table-cell>
          <table:table-cell office:value-type="float" office:value="1997" calcext:value-type="float">
            <text:p>1997</text:p>
          </table:table-cell>
          <table:table-cell office:value-type="currency" office:currency="USD" office:value="68900000" calcext:value-type="currency">
            <text:p>$68,900,000</text:p>
          </table:table-cell>
          <table:table-cell office:value-type="currency" office:currency="USD" office:value="47200000" calcext:value-type="currency">
            <text:p>$47,200,000</text:p>
          </table:table-cell>
          <table:table-cell office:value-type="currency" office:currency="USD" office:value="22300000" calcext:value-type="currency">
            <text:p>$22,300,000</text:p>
          </table:table-cell>
          <table:table-cell office:value-type="currency" office:currency="USD" office:value="138400000" calcext:value-type="currency">
            <text:p>$138,4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Pianist</text:p>
          </table:table-cell>
          <table:table-cell office:value-type="float" office:value="2002" calcext:value-type="float">
            <text:p>2002</text:p>
          </table:table-cell>
          <table:table-cell office:value-type="currency" office:currency="USD" office:value="9200000" calcext:value-type="currency">
            <text:p>$9,200,000</text:p>
          </table:table-cell>
          <table:table-cell office:value-type="currency" office:currency="USD" office:value="11000000" calcext:value-type="currency">
            <text:p>$11,000,000</text:p>
          </table:table-cell>
          <table:table-cell office:value-type="currency" office:currency="USD" office:value="12400000" calcext:value-type="currency">
            <text:p>$12,400,000</text:p>
          </table:table-cell>
          <table:table-cell office:value-type="currency" office:currency="USD" office:value="32600000" calcext:value-type="currency">
            <text:p>$32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se and Sensibility</text:p>
          </table:table-cell>
          <table:table-cell office:value-type="float" office:value="1995" calcext:value-type="float">
            <text:p>1995</text:p>
          </table:table-cell>
          <table:table-cell office:value-type="currency" office:currency="USD" office:value="24600000" calcext:value-type="currency">
            <text:p>$24,600,000</text:p>
          </table:table-cell>
          <table:table-cell office:value-type="currency" office:currency="USD" office:value="14500000" calcext:value-type="currency">
            <text:p>$14,500,000</text:p>
          </table:table-cell>
          <table:table-cell office:value-type="currency" office:currency="USD" office:value="4000000" calcext:value-type="currency">
            <text:p>$4,000,000</text:p>
          </table:table-cell>
          <table:table-cell office:value-type="currency" office:currency="USD" office:value="43200000" calcext:value-type="currency">
            <text:p>$43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Color Purple</text:p>
          </table:table-cell>
          <table:table-cell office:value-type="float" office:value="1985" calcext:value-type="float">
            <text:p>1985</text:p>
          </table:table-cell>
          <table:table-cell office:value-type="currency" office:currency="USD" office:value="46400000" calcext:value-type="currency">
            <text:p>$46,400,000</text:p>
          </table:table-cell>
          <table:table-cell office:value-type="currency" office:currency="USD" office:value="31500000" calcext:value-type="currency">
            <text:p>$31,500,000</text:p>
          </table:table-cell>
          <table:table-cell office:value-type="currency" office:currency="USD" office:value="16200000" calcext:value-type="currency">
            <text:p>$16,200,000</text:p>
          </table:table-cell>
          <table:table-cell office:value-type="currency" office:currency="USD" office:value="94200000" calcext:value-type="currency">
            <text:p>$94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onement</text:p>
          </table:table-cell>
          <table:table-cell office:value-type="float" office:value="2007" calcext:value-type="float">
            <text:p>2007</text:p>
          </table:table-cell>
          <table:table-cell office:value-type="currency" office:currency="USD" office:value="32700000" calcext:value-type="currency">
            <text:p>$32,700,000</text:p>
          </table:table-cell>
          <table:table-cell office:value-type="currency" office:currency="USD" office:value="16700000" calcext:value-type="currency">
            <text:p>$16,700,000</text:p>
          </table:table-cell>
          <table:table-cell office:value-type="currency" office:currency="USD" office:value="1500000" calcext:value-type="currency">
            <text:p>$1,500,000</text:p>
          </table:table-cell>
          <table:table-cell office:value-type="currency" office:currency="USD" office:value="50900000" calcext:value-type="currency">
            <text:p>$50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keback Mountain</text:p>
          </table:table-cell>
          <table:table-cell office:value-type="float" office:value="2005" calcext:value-type="float">
            <text:p>2005</text:p>
          </table:table-cell>
          <table:table-cell office:value-type="currency" office:currency="USD" office:value="51700000" calcext:value-type="currency">
            <text:p>$51,700,000</text:p>
          </table:table-cell>
          <table:table-cell office:value-type="currency" office:currency="USD" office:value="27200000" calcext:value-type="currency">
            <text:p>$27,200,000</text:p>
          </table:table-cell>
          <table:table-cell office:value-type="currency" office:currency="USD" office:value="4200000" calcext:value-type="currency">
            <text:p>$4,200,000</text:p>
          </table:table-cell>
          <table:table-cell office:value-type="currency" office:currency="USD" office:value="83000000" calcext:value-type="currency">
            <text:p>$83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Descendants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USD" office:value="51500000" calcext:value-type="currency">
            <text:p>$51,500,000</text:p>
          </table:table-cell>
          <table:table-cell office:value-type="currency" office:currency="USD" office:value="27000000" calcext:value-type="currency">
            <text:p>$27,000,000</text:p>
          </table:table-cell>
          <table:table-cell office:value-type="currency" office:currency="USD" office:value="4100000" calcext:value-type="currency">
            <text:p>$4,100,000</text:p>
          </table:table-cell>
          <table:table-cell office:value-type="currency" office:currency="USD" office:value="82600000" calcext:value-type="currency">
            <text:p>$82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omena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USD" office:value="22500000" calcext:value-type="currency">
            <text:p>$22,500,000</text:p>
          </table:table-cell>
          <table:table-cell office:value-type="currency" office:currency="USD" office:value="12100000" calcext:value-type="currency">
            <text:p>$12,100,000</text:p>
          </table:table-cell>
          <table:table-cell office:value-type="currency" office:currency="USD" office:value="3100000" calcext:value-type="currency">
            <text:p>$3,100,000</text:p>
          </table:table-cell>
          <table:table-cell office:value-type="currency" office:currency="USD" office:value="37700000" calcext:value-type="currency">
            <text:p>$37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indler's List</text:p>
          </table:table-cell>
          <table:table-cell office:value-type="float" office:value="1993" calcext:value-type="float">
            <text:p>1993</text:p>
          </table:table-cell>
          <table:table-cell office:value-type="currency" office:currency="USD" office:value="29600000" calcext:value-type="currency">
            <text:p>$29,600,000</text:p>
          </table:table-cell>
          <table:table-cell office:value-type="currency" office:currency="USD" office:value="30700000" calcext:value-type="currency">
            <text:p>$30,700,000</text:p>
          </table:table-cell>
          <table:table-cell office:value-type="currency" office:currency="USD" office:value="35800000" calcext:value-type="currency">
            <text:p>$35,800,000</text:p>
          </table:table-cell>
          <table:table-cell office:value-type="currency" office:currency="USD" office:value="96100000" calcext:value-type="currency">
            <text:p>$96,1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king Girl</text:p>
          </table:table-cell>
          <table:table-cell office:value-type="float" office:value="1988" calcext:value-type="float">
            <text:p>1988</text:p>
          </table:table-cell>
          <table:table-cell office:value-type="currency" office:currency="USD" office:value="42100000" calcext:value-type="currency">
            <text:p>$42,100,000</text:p>
          </table:table-cell>
          <table:table-cell office:value-type="currency" office:currency="USD" office:value="20000000" calcext:value-type="currency">
            <text:p>$20,000,000</text:p>
          </table:table-cell>
          <table:table-cell office:value-type="currency" office:currency="USD" office:value="1700000" calcext:value-type="currency">
            <text:p>$1,700,000</text:p>
          </table:table-cell>
          <table:table-cell office:value-type="currency" office:currency="USD" office:value="63800000" calcext:value-type="currency">
            <text:p>$63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llas Buyers Club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USD" office:value="16800000" calcext:value-type="currency">
            <text:p>$16,800,000</text:p>
          </table:table-cell>
          <table:table-cell office:value-type="currency" office:currency="USD" office:value="8500000" calcext:value-type="currency">
            <text:p>$8,500,000</text:p>
          </table:table-cell>
          <table:table-cell office:value-type="currency" office:currency="USD" office:value="2000000" calcext:value-type="currency">
            <text:p>$2,000,000</text:p>
          </table:table-cell>
          <table:table-cell office:value-type="currency" office:currency="USD" office:value="27300000" calcext:value-type="currency">
            <text:p>$27,3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Mission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USD" office:value="11100000" calcext:value-type="currency">
            <text:p>$11,100,000</text:p>
          </table:table-cell>
          <table:table-cell office:value-type="currency" office:currency="USD" office:value="5300000" calcext:value-type="currency">
            <text:p>$5,300,000</text:p>
          </table:table-cell>
          <table:table-cell office:value-type="currency" office:currency="USD" office:value="782000" calcext:value-type="currency">
            <text:p>$782,000</text:p>
          </table:table-cell>
          <table:table-cell office:value-type="currency" office:currency="USD" office:value="17200000" calcext:value-type="currency">
            <text:p>$17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Last Emperor</text:p>
          </table:table-cell>
          <table:table-cell office:value-type="float" office:value="1987" calcext:value-type="float">
            <text:p>1987</text:p>
          </table:table-cell>
          <table:table-cell office:value-type="currency" office:currency="USD" office:value="11900000" calcext:value-type="currency">
            <text:p>$11,900,000</text:p>
          </table:table-cell>
          <table:table-cell office:value-type="currency" office:currency="USD" office:value="13500000" calcext:value-type="currency">
            <text:p>$13,500,000</text:p>
          </table:table-cell>
          <table:table-cell office:value-type="currency" office:currency="USD" office:value="18600000" calcext:value-type="currency">
            <text:p>$18,600,000</text:p>
          </table:table-cell>
          <table:table-cell office:value-type="currency" office:currency="USD" office:value="44000000" calcext:value-type="currency">
            <text:p>$44,0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 Is Beautiful</text:p>
          </table:table-cell>
          <table:table-cell office:value-type="float" office:value="1998" calcext:value-type="float">
            <text:p>1998</text:p>
          </table:table-cell>
          <table:table-cell office:value-type="currency" office:currency="USD" office:value="18500000" calcext:value-type="currency">
            <text:p>$18,500,000</text:p>
          </table:table-cell>
          <table:table-cell office:value-type="currency" office:currency="USD" office:value="17500000" calcext:value-type="currency">
            <text:p>$17,500,000</text:p>
          </table:table-cell>
          <table:table-cell office:value-type="currency" office:currency="USD" office:value="21300000" calcext:value-type="currency">
            <text:p>$21,300,000</text:p>
          </table:table-cell>
          <table:table-cell office:value-type="currency" office:currency="USD" office:value="57200000" calcext:value-type="currency">
            <text:p>$57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o</text:p>
          </table:table-cell>
          <table:table-cell office:value-type="float" office:value="2007" calcext:value-type="float">
            <text:p>2007</text:p>
          </table:table-cell>
          <table:table-cell office:value-type="currency" office:currency="USD" office:value="87100000" calcext:value-type="currency">
            <text:p>$87,100,000</text:p>
          </table:table-cell>
          <table:table-cell office:value-type="currency" office:currency="USD" office:value="43300000" calcext:value-type="currency">
            <text:p>$43,300,000</text:p>
          </table:table-cell>
          <table:table-cell office:value-type="currency" office:currency="USD" office:value="13100000" calcext:value-type="currency">
            <text:p>$13,100,000</text:p>
          </table:table-cell>
          <table:table-cell office:value-type="currency" office:currency="USD" office:value="143500000" calcext:value-type="currency">
            <text:p>$143,5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Queen</text:p>
          </table:table-cell>
          <table:table-cell office:value-type="float" office:value="2006" calcext:value-type="float">
            <text:p>2006</text:p>
          </table:table-cell>
          <table:table-cell office:value-type="currency" office:currency="USD" office:value="35900000" calcext:value-type="currency">
            <text:p>$35,900,000</text:p>
          </table:table-cell>
          <table:table-cell office:value-type="currency" office:currency="USD" office:value="17000000" calcext:value-type="currency">
            <text:p>$17,000,000</text:p>
          </table:table-cell>
          <table:table-cell office:value-type="currency" office:currency="USD" office:value="3600000" calcext:value-type="currency">
            <text:p>$3,600,000</text:p>
          </table:table-cell>
          <table:table-cell office:value-type="currency" office:currency="USD" office:value="56400000" calcext:value-type="currency">
            <text:p>$56,4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ing Neverland</text:p>
          </table:table-cell>
          <table:table-cell office:value-type="float" office:value="2004" calcext:value-type="float">
            <text:p>2004</text:p>
          </table:table-cell>
          <table:table-cell office:value-type="currency" office:currency="USD" office:value="32700000" calcext:value-type="currency">
            <text:p>$32,700,000</text:p>
          </table:table-cell>
          <table:table-cell office:value-type="currency" office:currency="USD" office:value="15400000" calcext:value-type="currency">
            <text:p>$15,400,000</text:p>
          </table:table-cell>
          <table:table-cell office:value-type="currency" office:currency="USD" office:value="3600000" calcext:value-type="currency">
            <text:p>$3,600,000</text:p>
          </table:table-cell>
          <table:table-cell office:value-type="currency" office:currency="USD" office:value="51700000" calcext:value-type="currency">
            <text:p>$51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USD" office:value="71200000" calcext:value-type="currency">
            <text:p>$71,200,000</text:p>
          </table:table-cell>
          <table:table-cell office:value-type="currency" office:currency="USD" office:value="36500000" calcext:value-type="currency">
            <text:p>$36,500,000</text:p>
          </table:table-cell>
          <table:table-cell office:value-type="currency" office:currency="USD" office:value="16400000" calcext:value-type="currency">
            <text:p>$16,400,000</text:p>
          </table:table-cell>
          <table:table-cell office:value-type="currency" office:currency="USD" office:value="124100000" calcext:value-type="currency">
            <text:p>$124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nt of a Woman</text:p>
          </table:table-cell>
          <table:table-cell office:value-type="float" office:value="1992" calcext:value-type="float">
            <text:p>1992</text:p>
          </table:table-cell>
          <table:table-cell office:value-type="currency" office:currency="USD" office:value="34100000" calcext:value-type="currency">
            <text:p>$34,100,000</text:p>
          </table:table-cell>
          <table:table-cell office:value-type="currency" office:currency="USD" office:value="18500000" calcext:value-type="currency">
            <text:p>$18,500,000</text:p>
          </table:table-cell>
          <table:table-cell office:value-type="currency" office:currency="USD" office:value="10400000" calcext:value-type="currency">
            <text:p>$10,400,000</text:p>
          </table:table-cell>
          <table:table-cell office:value-type="currency" office:currency="USD" office:value="63100000" calcext:value-type="currency">
            <text:p>$63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el</text:p>
          </table:table-cell>
          <table:table-cell office:value-type="float" office:value="2006" calcext:value-type="float">
            <text:p>2006</text:p>
          </table:table-cell>
          <table:table-cell office:value-type="currency" office:currency="USD" office:value="23800000" calcext:value-type="currency">
            <text:p>$23,800,000</text:p>
          </table:table-cell>
          <table:table-cell office:value-type="currency" office:currency="USD" office:value="10000000" calcext:value-type="currency">
            <text:p>$10,000,000</text:p>
          </table:table-cell>
          <table:table-cell office:value-type="currency" office:currency="USD" office:value="497000" calcext:value-type="currency">
            <text:p>$497,000</text:p>
          </table:table-cell>
          <table:table-cell office:value-type="currency" office:currency="USD" office:value="34300000" calcext:value-type="currency">
            <text:p>$34,3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tsie</text:p>
          </table:table-cell>
          <table:table-cell office:value-type="float" office:value="1982" calcext:value-type="float">
            <text:p>1982</text:p>
          </table:table-cell>
          <table:table-cell office:value-type="currency" office:currency="USD" office:value="100800000" calcext:value-type="currency">
            <text:p>$100,800,000</text:p>
          </table:table-cell>
          <table:table-cell office:value-type="currency" office:currency="USD" office:value="51200000" calcext:value-type="currency">
            <text:p>$51,200,000</text:p>
          </table:table-cell>
          <table:table-cell office:value-type="currency" office:currency="USD" office:value="25200000" calcext:value-type="currency">
            <text:p>$25,200,000</text:p>
          </table:table-cell>
          <table:table-cell office:value-type="currency" office:currency="USD" office:value="177200000" calcext:value-type="currency">
            <text:p>$177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Shawshank Redemption</text:p>
          </table:table-cell>
          <table:table-cell office:value-type="float" office:value="1994" calcext:value-type="float">
            <text:p>1994</text:p>
          </table:table-cell>
          <table:table-cell office:value-type="currency" office:currency="USD" office:value="16800000" calcext:value-type="currency">
            <text:p>$16,800,000</text:p>
          </table:table-cell>
          <table:table-cell office:value-type="currency" office:currency="USD" office:value="8100000" calcext:value-type="currency">
            <text:p>$8,100,000</text:p>
          </table:table-cell>
          <table:table-cell office:value-type="currency" office:currency="USD" office:value="3500000" calcext:value-type="currency">
            <text:p>$3,500,000</text:p>
          </table:table-cell>
          <table:table-cell office:value-type="currency" office:currency="USD" office:value="28300000" calcext:value-type="currency">
            <text:p>$28,3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jango Unchained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USD" office:value="112500000" calcext:value-type="currency">
            <text:p>$112,500,000</text:p>
          </table:table-cell>
          <table:table-cell office:value-type="currency" office:currency="USD" office:value="46300000" calcext:value-type="currency">
            <text:p>$46,300,000</text:p>
          </table:table-cell>
          <table:table-cell office:value-type="currency" office:currency="USD" office:value="4000000" calcext:value-type="currency">
            <text:p>$4,000,000</text:p>
          </table:table-cell>
          <table:table-cell office:value-type="currency" office:currency="USD" office:value="162800000" calcext:value-type="currency">
            <text:p>$162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Wolf of Wall Street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USD" office:value="81700000" calcext:value-type="currency">
            <text:p>$81,700,000</text:p>
          </table:table-cell>
          <table:table-cell office:value-type="currency" office:currency="USD" office:value="32800000" calcext:value-type="currency">
            <text:p>$32,800,000</text:p>
          </table:table-cell>
          <table:table-cell office:value-type="currency" office:currency="USD" office:value="2300000" calcext:value-type="currency">
            <text:p>$2,300,000</text:p>
          </table:table-cell>
          <table:table-cell office:value-type="currency" office:currency="USD" office:value="116900000" calcext:value-type="currency">
            <text:p>$116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 Hustle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USD" office:value="104600000" calcext:value-type="currency">
            <text:p>$104,600,000</text:p>
          </table:table-cell>
          <table:table-cell office:value-type="currency" office:currency="USD" office:value="42100000" calcext:value-type="currency">
            <text:p>$42,100,000</text:p>
          </table:table-cell>
          <table:table-cell office:value-type="currency" office:currency="USD" office:value="3400000" calcext:value-type="currency">
            <text:p>$3,400,000</text:p>
          </table:table-cell>
          <table:table-cell office:value-type="currency" office:currency="USD" office:value="150100000" calcext:value-type="currency">
            <text:p>$150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.A. Confidential</text:p>
          </table:table-cell>
          <table:table-cell office:value-type="float" office:value="1997" calcext:value-type="float">
            <text:p>1997</text:p>
          </table:table-cell>
          <table:table-cell office:value-type="currency" office:currency="USD" office:value="39700000" calcext:value-type="currency">
            <text:p>$39,700,000</text:p>
          </table:table-cell>
          <table:table-cell office:value-type="currency" office:currency="USD" office:value="17900000" calcext:value-type="currency">
            <text:p>$17,900,000</text:p>
          </table:table-cell>
          <table:table-cell office:value-type="currency" office:currency="USD" office:value="6900000" calcext:value-type="currency">
            <text:p>$6,900,000</text:p>
          </table:table-cell>
          <table:table-cell office:value-type="currency" office:currency="USD" office:value="64600000" calcext:value-type="currency">
            <text:p>$64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English Patient</text:p>
          </table:table-cell>
          <table:table-cell office:value-type="float" office:value="1996" calcext:value-type="float">
            <text:p>1996</text:p>
          </table:table-cell>
          <table:table-cell office:value-type="currency" office:currency="USD" office:value="42300000" calcext:value-type="currency">
            <text:p>$42,300,000</text:p>
          </table:table-cell>
          <table:table-cell office:value-type="currency" office:currency="USD" office:value="21200000" calcext:value-type="currency">
            <text:p>$21,200,000</text:p>
          </table:table-cell>
          <table:table-cell office:value-type="currency" office:currency="USD" office:value="15100000" calcext:value-type="currency">
            <text:p>$15,100,000</text:p>
          </table:table-cell>
          <table:table-cell office:value-type="currency" office:currency="USD" office:value="78700000" calcext:value-type="currency">
            <text:p>$78,7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dman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26600000" calcext:value-type="currency">
            <text:p>$26,600,000</text:p>
          </table:table-cell>
          <table:table-cell office:value-type="currency" office:currency="USD" office:value="11200000" calcext:value-type="currency">
            <text:p>$11,200,000</text:p>
          </table:table-cell>
          <table:table-cell office:value-type="currency" office:currency="USD" office:value="4600000" calcext:value-type="currency">
            <text:p>$4,600,000</text:p>
          </table:table-cell>
          <table:table-cell office:value-type="currency" office:currency="USD" office:value="42300000" calcext:value-type="currency">
            <text:p>$42,3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 Miserables (2012)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USD" office:value="107700000" calcext:value-type="currency">
            <text:p>$107,700,000</text:p>
          </table:table-cell>
          <table:table-cell office:value-type="currency" office:currency="USD" office:value="39000000" calcext:value-type="currency">
            <text:p>$39,000,000</text:p>
          </table:table-cell>
          <table:table-cell office:value-type="currency" office:currency="USD" office:value="2100000" calcext:value-type="currency">
            <text:p>$2,100,000</text:p>
          </table:table-cell>
          <table:table-cell office:value-type="currency" office:currency="USD" office:value="148800000" calcext:value-type="currency">
            <text:p>$148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 Postino</text:p>
          </table:table-cell>
          <table:table-cell office:value-type="float" office:value="1995" calcext:value-type="float">
            <text:p>1995</text:p>
          </table:table-cell>
          <table:table-cell office:value-type="currency" office:currency="USD" office:value="10700000" calcext:value-type="currency">
            <text:p>$10,700,000</text:p>
          </table:table-cell>
          <table:table-cell office:value-type="currency" office:currency="USD" office:value="5700000" calcext:value-type="currency">
            <text:p>$5,700,000</text:p>
          </table:table-cell>
          <table:table-cell office:value-type="currency" office:currency="USD" office:value="5400000" calcext:value-type="currency">
            <text:p>$5,400,000</text:p>
          </table:table-cell>
          <table:table-cell office:value-type="currency" office:currency="USD" office:value="21800000" calcext:value-type="currency">
            <text:p>$21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1997" calcext:value-type="float">
            <text:p>1997</text:p>
          </table:table-cell>
          <table:table-cell office:value-type="currency" office:currency="USD" office:value="338700000" calcext:value-type="currency">
            <text:p>$338,700,000</text:p>
          </table:table-cell>
          <table:table-cell office:value-type="currency" office:currency="USD" office:value="156900000" calcext:value-type="currency">
            <text:p>$156,900,000</text:p>
          </table:table-cell>
          <table:table-cell office:value-type="currency" office:currency="USD" office:value="105200000" calcext:value-type="currency">
            <text:p>$105,200,000</text:p>
          </table:table-cell>
          <table:table-cell office:value-type="currency" office:currency="USD" office:value="600800000" calcext:value-type="currency">
            <text:p>$600,8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Right Stuff</text:p>
          </table:table-cell>
          <table:table-cell office:value-type="float" office:value="1983" calcext:value-type="float">
            <text:p>1983</text:p>
          </table:table-cell>
          <table:table-cell office:value-type="currency" office:currency="USD" office:value="15700000" calcext:value-type="currency">
            <text:p>$15,700,000</text:p>
          </table:table-cell>
          <table:table-cell office:value-type="currency" office:currency="USD" office:value="5500000" calcext:value-type="currency">
            <text:p>$5,500,000</text:p>
          </table:table-cell>
          <table:table-cell office:value-type="currency" office:currency="USD" office:value="0" calcext:value-type="currency">
            <text:p>$0</text:p>
          </table:table-cell>
          <table:table-cell office:value-type="currency" office:currency="USD" office:value="21200000" calcext:value-type="currency">
            <text:p>$21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 Beauty</text:p>
          </table:table-cell>
          <table:table-cell office:value-type="float" office:value="1999" calcext:value-type="float">
            <text:p>1999</text:p>
          </table:table-cell>
          <table:table-cell office:value-type="currency" office:currency="USD" office:value="74700000" calcext:value-type="currency">
            <text:p>$74,700,000</text:p>
          </table:table-cell>
          <table:table-cell office:value-type="currency" office:currency="USD" office:value="33800000" calcext:value-type="currency">
            <text:p>$33,800,000</text:p>
          </table:table-cell>
          <table:table-cell office:value-type="currency" office:currency="USD" office:value="21600000" calcext:value-type="currency">
            <text:p>$21,600,000</text:p>
          </table:table-cell>
          <table:table-cell office:value-type="currency" office:currency="USD" office:value="130100000" calcext:value-type="currency">
            <text:p>$130,1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Accidental Tourist</text:p>
          </table:table-cell>
          <table:table-cell office:value-type="float" office:value="1988" calcext:value-type="float">
            <text:p>1988</text:p>
          </table:table-cell>
          <table:table-cell office:value-type="currency" office:currency="USD" office:value="24200000" calcext:value-type="currency">
            <text:p>$24,200,000</text:p>
          </table:table-cell>
          <table:table-cell office:value-type="currency" office:currency="USD" office:value="8400000" calcext:value-type="currency">
            <text:p>$8,400,000</text:p>
          </table:table-cell>
          <table:table-cell office:value-type="currency" office:currency="USD" office:value="0" calcext:value-type="currency">
            <text:p>$0</text:p>
          </table:table-cell>
          <table:table-cell office:value-type="currency" office:currency="USD" office:value="32600000" calcext:value-type="currency">
            <text:p>$32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 Education</text:p>
          </table:table-cell>
          <table:table-cell office:value-type="float" office:value="2009" calcext:value-type="float">
            <text:p>2009</text:p>
          </table:table-cell>
          <table:table-cell office:value-type="currency" office:currency="USD" office:value="8800000" calcext:value-type="currency">
            <text:p>$8,800,000</text:p>
          </table:table-cell>
          <table:table-cell office:value-type="currency" office:currency="USD" office:value="3200000" calcext:value-type="currency">
            <text:p>$3,200,000</text:p>
          </table:table-cell>
          <table:table-cell office:value-type="currency" office:currency="USD" office:value="533000" calcext:value-type="currency">
            <text:p>$533,000</text:p>
          </table:table-cell>
          <table:table-cell office:value-type="currency" office:currency="USD" office:value="12600000" calcext:value-type="currency">
            <text:p>$12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stic River</text:p>
          </table:table-cell>
          <table:table-cell office:value-type="float" office:value="2003" calcext:value-type="float">
            <text:p>2003</text:p>
          </table:table-cell>
          <table:table-cell office:value-type="currency" office:currency="USD" office:value="59100000" calcext:value-type="currency">
            <text:p>$59,100,000</text:p>
          </table:table-cell>
          <table:table-cell office:value-type="currency" office:currency="USD" office:value="23100000" calcext:value-type="currency">
            <text:p>$23,100,000</text:p>
          </table:table-cell>
          <table:table-cell office:value-type="currency" office:currency="USD" office:value="7900000" calcext:value-type="currency">
            <text:p>$7,900,000</text:p>
          </table:table-cell>
          <table:table-cell office:value-type="currency" office:currency="USD" office:value="90100000" calcext:value-type="currency">
            <text:p>$90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n on the Fourth of July</text:p>
          </table:table-cell>
          <table:table-cell office:value-type="float" office:value="1989" calcext:value-type="float">
            <text:p>1989</text:p>
          </table:table-cell>
          <table:table-cell office:value-type="currency" office:currency="USD" office:value="48700000" calcext:value-type="currency">
            <text:p>$48,700,000</text:p>
          </table:table-cell>
          <table:table-cell office:value-type="currency" office:currency="USD" office:value="16900000" calcext:value-type="currency">
            <text:p>$16,900,000</text:p>
          </table:table-cell>
          <table:table-cell office:value-type="currency" office:currency="USD" office:value="4400000" calcext:value-type="currency">
            <text:p>$4,400,000</text:p>
          </table:table-cell>
          <table:table-cell office:value-type="currency" office:currency="USD" office:value="70000000" calcext:value-type="currency">
            <text:p>$70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Beautiful Mind</text:p>
          </table:table-cell>
          <table:table-cell office:value-type="float" office:value="2001" calcext:value-type="float">
            <text:p>2001</text:p>
          </table:table-cell>
          <table:table-cell office:value-type="currency" office:currency="USD" office:value="113700000" calcext:value-type="currency">
            <text:p>$113,700,000</text:p>
          </table:table-cell>
          <table:table-cell office:value-type="currency" office:currency="USD" office:value="41000000" calcext:value-type="currency">
            <text:p>$41,000,000</text:p>
          </table:table-cell>
          <table:table-cell office:value-type="currency" office:currency="USD" office:value="16000000" calcext:value-type="currency">
            <text:p>$16,000,000</text:p>
          </table:table-cell>
          <table:table-cell office:value-type="currency" office:currency="USD" office:value="170700000" calcext:value-type="currency">
            <text:p>$170,7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USD" office:value="20700000" calcext:value-type="currency">
            <text:p>$20,700,000</text:p>
          </table:table-cell>
          <table:table-cell office:value-type="currency" office:currency="USD" office:value="7500000" calcext:value-type="currency">
            <text:p>$7,500,000</text:p>
          </table:table-cell>
          <table:table-cell office:value-type="currency" office:currency="USD" office:value="3700000" calcext:value-type="currency">
            <text:p>$3,700,000</text:p>
          </table:table-cell>
          <table:table-cell office:value-type="currency" office:currency="USD" office:value="31800000" calcext:value-type="currency">
            <text:p>$31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Verdict</text:p>
          </table:table-cell>
          <table:table-cell office:value-type="float" office:value="1982" calcext:value-type="float">
            <text:p>1982</text:p>
          </table:table-cell>
          <table:table-cell office:value-type="currency" office:currency="USD" office:value="39700000" calcext:value-type="currency">
            <text:p>$39,700,000</text:p>
          </table:table-cell>
          <table:table-cell office:value-type="currency" office:currency="USD" office:value="12200000" calcext:value-type="currency">
            <text:p>$12,200,000</text:p>
          </table:table-cell>
          <table:table-cell office:value-type="currency" office:currency="USD" office:value="2100000" calcext:value-type="currency">
            <text:p>$2,100,000</text:p>
          </table:table-cell>
          <table:table-cell office:value-type="currency" office:currency="USD" office:value="54000000" calcext:value-type="currency">
            <text:p>$54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 Good as It Gets</text:p>
          </table:table-cell>
          <table:table-cell office:value-type="float" office:value="1997" calcext:value-type="float">
            <text:p>1997</text:p>
          </table:table-cell>
          <table:table-cell office:value-type="currency" office:currency="USD" office:value="92600000" calcext:value-type="currency">
            <text:p>$92,600,000</text:p>
          </table:table-cell>
          <table:table-cell office:value-type="currency" office:currency="USD" office:value="33400000" calcext:value-type="currency">
            <text:p>$33,400,000</text:p>
          </table:table-cell>
          <table:table-cell office:value-type="currency" office:currency="USD" office:value="22500000" calcext:value-type="currency">
            <text:p>$22,500,000</text:p>
          </table:table-cell>
          <table:table-cell office:value-type="currency" office:currency="USD" office:value="148500000" calcext:value-type="currency">
            <text:p>$148,5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Theory of Everything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26200000" calcext:value-type="currency">
            <text:p>$26,200,000</text:p>
          </table:table-cell>
          <table:table-cell office:value-type="currency" office:currency="USD" office:value="7900000" calcext:value-type="currency">
            <text:p>$7,900,000</text:p>
          </table:table-cell>
          <table:table-cell office:value-type="currency" office:currency="USD" office:value="1800000" calcext:value-type="currency">
            <text:p>$1,800,000</text:p>
          </table:table-cell>
          <table:table-cell office:value-type="currency" office:currency="USD" office:value="35900000" calcext:value-type="currency">
            <text:p>$35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cast News</text:p>
          </table:table-cell>
          <table:table-cell office:value-type="float" office:value="1987" calcext:value-type="float">
            <text:p>1987</text:p>
          </table:table-cell>
          <table:table-cell office:value-type="currency" office:currency="USD" office:value="36700000" calcext:value-type="currency">
            <text:p>$36,700,000</text:p>
          </table:table-cell>
          <table:table-cell office:value-type="currency" office:currency="USD" office:value="11300000" calcext:value-type="currency">
            <text:p>$11,300,000</text:p>
          </table:table-cell>
          <table:table-cell office:value-type="currency" office:currency="USD" office:value="3300000" calcext:value-type="currency">
            <text:p>$3,300,000</text:p>
          </table:table-cell>
          <table:table-cell office:value-type="currency" office:currency="USD" office:value="51200000" calcext:value-type="currency">
            <text:p>$51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zabeth </text:p>
          </table:table-cell>
          <table:table-cell office:value-type="float" office:value="1998" calcext:value-type="float">
            <text:p>1998</text:p>
          </table:table-cell>
          <table:table-cell office:value-type="currency" office:currency="USD" office:value="21400000" calcext:value-type="currency">
            <text:p>$21,400,000</text:p>
          </table:table-cell>
          <table:table-cell office:value-type="currency" office:currency="USD" office:value="6500000" calcext:value-type="currency">
            <text:p>$6,500,000</text:p>
          </table:table-cell>
          <table:table-cell office:value-type="currency" office:currency="USD" office:value="2200000" calcext:value-type="currency">
            <text:p>$2,200,000</text:p>
          </table:table-cell>
          <table:table-cell office:value-type="currency" office:currency="USD" office:value="30100000" calcext:value-type="currency">
            <text:p>$30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Piano</text:p>
          </table:table-cell>
          <table:table-cell office:value-type="float" office:value="1993" calcext:value-type="float">
            <text:p>1993</text:p>
          </table:table-cell>
          <table:table-cell office:value-type="currency" office:currency="USD" office:value="25700000" calcext:value-type="currency">
            <text:p>$25,700,000</text:p>
          </table:table-cell>
          <table:table-cell office:value-type="currency" office:currency="USD" office:value="8500000" calcext:value-type="currency">
            <text:p>$8,500,000</text:p>
          </table:table-cell>
          <table:table-cell office:value-type="currency" office:currency="USD" office:value="5200000" calcext:value-type="currency">
            <text:p>$5,200,000</text:p>
          </table:table-cell>
          <table:table-cell office:value-type="currency" office:currency="USD" office:value="40200000" calcext:value-type="currency">
            <text:p>$40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kenings</text:p>
          </table:table-cell>
          <table:table-cell office:value-type="float" office:value="1990" calcext:value-type="float">
            <text:p>1990</text:p>
          </table:table-cell>
          <table:table-cell office:value-type="currency" office:currency="USD" office:value="36800000" calcext:value-type="currency">
            <text:p>$36,800,000</text:p>
          </table:table-cell>
          <table:table-cell office:value-type="currency" office:currency="USD" office:value="11000000" calcext:value-type="currency">
            <text:p>$11,000,000</text:p>
          </table:table-cell>
          <table:table-cell office:value-type="currency" office:currency="USD" office:value="4300000" calcext:value-type="currency">
            <text:p>$4,300,000</text:p>
          </table:table-cell>
          <table:table-cell office:value-type="currency" office:currency="USD" office:value="52100000" calcext:value-type="currency">
            <text:p>$52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 Country for Old Men</text:p>
          </table:table-cell>
          <table:table-cell office:value-type="float" office:value="2007" calcext:value-type="float">
            <text:p>2007</text:p>
          </table:table-cell>
          <table:table-cell office:value-type="currency" office:currency="USD" office:value="48900000" calcext:value-type="currency">
            <text:p>$48,900,000</text:p>
          </table:table-cell>
          <table:table-cell office:value-type="currency" office:currency="USD" office:value="15400000" calcext:value-type="currency">
            <text:p>$15,400,000</text:p>
          </table:table-cell>
          <table:table-cell office:value-type="currency" office:currency="USD" office:value="10000000" calcext:value-type="currency">
            <text:p>$10,000,000</text:p>
          </table:table-cell>
          <table:table-cell office:value-type="currency" office:currency="USD" office:value="74300000" calcext:value-type="currency">
            <text:p>$74,3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t in Translation</text:p>
          </table:table-cell>
          <table:table-cell office:value-type="float" office:value="2003" calcext:value-type="float">
            <text:p>2003</text:p>
          </table:table-cell>
          <table:table-cell office:value-type="currency" office:currency="USD" office:value="34800000" calcext:value-type="currency">
            <text:p>$34,800,000</text:p>
          </table:table-cell>
          <table:table-cell office:value-type="currency" office:currency="USD" office:value="9000000" calcext:value-type="currency">
            <text:p>$9,000,000</text:p>
          </table:table-cell>
          <table:table-cell office:value-type="currency" office:currency="USD" office:value="714000" calcext:value-type="currency">
            <text:p>$714,000</text:p>
          </table:table-cell>
          <table:table-cell office:value-type="currency" office:currency="USD" office:value="44600000" calcext:value-type="currency">
            <text:p>$44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ms of Endearment</text:p>
          </table:table-cell>
          <table:table-cell office:value-type="float" office:value="1983" calcext:value-type="float">
            <text:p>1983</text:p>
          </table:table-cell>
          <table:table-cell office:value-type="currency" office:currency="USD" office:value="72900000" calcext:value-type="currency">
            <text:p>$72,900,000</text:p>
          </table:table-cell>
          <table:table-cell office:value-type="currency" office:currency="USD" office:value="21800000" calcext:value-type="currency">
            <text:p>$21,800,000</text:p>
          </table:table-cell>
          <table:table-cell office:value-type="currency" office:currency="USD" office:value="13700000" calcext:value-type="currency">
            <text:p>$13,700,000</text:p>
          </table:table-cell>
          <table:table-cell office:value-type="currency" office:currency="USD" office:value="108400000" calcext:value-type="currency">
            <text:p>$108,4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Years a Slave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USD" office:value="39000000" calcext:value-type="currency">
            <text:p>$39,000,000</text:p>
          </table:table-cell>
          <table:table-cell office:value-type="currency" office:currency="USD" office:value="11300000" calcext:value-type="currency">
            <text:p>$11,300,000</text:p>
          </table:table-cell>
          <table:table-cell office:value-type="currency" office:currency="USD" office:value="6300000" calcext:value-type="currency">
            <text:p>$6,300,000</text:p>
          </table:table-cell>
          <table:table-cell office:value-type="currency" office:currency="USD" office:value="56700000" calcext:value-type="currency">
            <text:p>$56,7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d Night, and Good Luck.</text:p>
          </table:table-cell>
          <table:table-cell office:value-type="float" office:value="2005" calcext:value-type="float">
            <text:p>2005</text:p>
          </table:table-cell>
          <table:table-cell office:value-type="currency" office:currency="USD" office:value="25200000" calcext:value-type="currency">
            <text:p>$25,200,000</text:p>
          </table:table-cell>
          <table:table-cell office:value-type="currency" office:currency="USD" office:value="6000000" calcext:value-type="currency">
            <text:p>$6,000,000</text:p>
          </table:table-cell>
          <table:table-cell office:value-type="currency" office:currency="USD" office:value="384000" calcext:value-type="currency">
            <text:p>$384,000</text:p>
          </table:table-cell>
          <table:table-cell office:value-type="currency" office:currency="USD" office:value="31600000" calcext:value-type="currency">
            <text:p>$31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el Clayton</text:p>
          </table:table-cell>
          <table:table-cell office:value-type="float" office:value="2007" calcext:value-type="float">
            <text:p>2007</text:p>
          </table:table-cell>
          <table:table-cell office:value-type="currency" office:currency="USD" office:value="39400000" calcext:value-type="currency">
            <text:p>$39,400,000</text:p>
          </table:table-cell>
          <table:table-cell office:value-type="currency" office:currency="USD" office:value="9100000" calcext:value-type="currency">
            <text:p>$9,100,000</text:p>
          </table:table-cell>
          <table:table-cell office:value-type="currency" office:currency="USD" office:value="516000" calcext:value-type="currency">
            <text:p>$516,000</text:p>
          </table:table-cell>
          <table:table-cell office:value-type="currency" office:currency="USD" office:value="49000000" calcext:value-type="currency">
            <text:p>$49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 of Africa</text:p>
          </table:table-cell>
          <table:table-cell office:value-type="float" office:value="1985" calcext:value-type="float">
            <text:p>1985</text:p>
          </table:table-cell>
          <table:table-cell office:value-type="currency" office:currency="USD" office:value="55600000" calcext:value-type="currency">
            <text:p>$55,600,000</text:p>
          </table:table-cell>
          <table:table-cell office:value-type="currency" office:currency="USD" office:value="16200000" calcext:value-type="currency">
            <text:p>$16,200,000</text:p>
          </table:table-cell>
          <table:table-cell office:value-type="currency" office:currency="USD" office:value="15300000" calcext:value-type="currency">
            <text:p>$15,300,000</text:p>
          </table:table-cell>
          <table:table-cell office:value-type="currency" office:currency="USD" office:value="87100000" calcext:value-type="currency">
            <text:p>$87,1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ighter</text:p>
          </table:table-cell>
          <table:table-cell office:value-type="float" office:value="2010" calcext:value-type="float">
            <text:p>2010</text:p>
          </table:table-cell>
          <table:table-cell office:value-type="currency" office:currency="USD" office:value="73000000" calcext:value-type="currency">
            <text:p>$73,000,000</text:p>
          </table:table-cell>
          <table:table-cell office:value-type="currency" office:currency="USD" office:value="17400000" calcext:value-type="currency">
            <text:p>$17,400,000</text:p>
          </table:table-cell>
          <table:table-cell office:value-type="currency" office:currency="USD" office:value="3200000" calcext:value-type="currency">
            <text:p>$3,200,000</text:p>
          </table:table-cell>
          <table:table-cell office:value-type="currency" office:currency="USD" office:value="93600000" calcext:value-type="currency">
            <text:p>$93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 Swan</text:p>
          </table:table-cell>
          <table:table-cell office:value-type="float" office:value="2010" calcext:value-type="float">
            <text:p>2010</text:p>
          </table:table-cell>
          <table:table-cell office:value-type="currency" office:currency="USD" office:value="83700000" calcext:value-type="currency">
            <text:p>$83,700,000</text:p>
          </table:table-cell>
          <table:table-cell office:value-type="currency" office:currency="USD" office:value="19800000" calcext:value-type="currency">
            <text:p>$19,800,000</text:p>
          </table:table-cell>
          <table:table-cell office:value-type="currency" office:currency="USD" office:value="3400000" calcext:value-type="currency">
            <text:p>$3,400,000</text:p>
          </table:table-cell>
          <table:table-cell office:value-type="currency" office:currency="USD" office:value="107000000" calcext:value-type="currency">
            <text:p>$107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USD" office:value="145500000" calcext:value-type="currency">
            <text:p>$145,500,000</text:p>
          </table:table-cell>
          <table:table-cell office:value-type="currency" office:currency="USD" office:value="33100000" calcext:value-type="currency">
            <text:p>$33,100,000</text:p>
          </table:table-cell>
          <table:table-cell office:value-type="currency" office:currency="USD" office:value="3600000" calcext:value-type="currency">
            <text:p>$3,600,000</text:p>
          </table:table-cell>
          <table:table-cell office:value-type="currency" office:currency="USD" office:value="182200000" calcext:value-type="currency">
            <text:p>$182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USD" office:value="56000000" calcext:value-type="currency">
            <text:p>$56,000,000</text:p>
          </table:table-cell>
          <table:table-cell office:value-type="currency" office:currency="USD" office:value="13400000" calcext:value-type="currency">
            <text:p>$13,400,000</text:p>
          </table:table-cell>
          <table:table-cell office:value-type="currency" office:currency="USD" office:value="4500000" calcext:value-type="currency">
            <text:p>$4,500,000</text:p>
          </table:table-cell>
          <table:table-cell office:value-type="currency" office:currency="USD" office:value="73900000" calcext:value-type="currency">
            <text:p>$73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gsy</text:p>
          </table:table-cell>
          <table:table-cell office:value-type="float" office:value="1991" calcext:value-type="float">
            <text:p>1991</text:p>
          </table:table-cell>
          <table:table-cell office:value-type="currency" office:currency="USD" office:value="38900000" calcext:value-type="currency">
            <text:p>$38,900,000</text:p>
          </table:table-cell>
          <table:table-cell office:value-type="currency" office:currency="USD" office:value="8900000" calcext:value-type="currency">
            <text:p>$8,900,000</text:p>
          </table:table-cell>
          <table:table-cell office:value-type="currency" office:currency="USD" office:value="1300000" calcext:value-type="currency">
            <text:p>$1,300,000</text:p>
          </table:table-cell>
          <table:table-cell office:value-type="currency" office:currency="USD" office:value="49100000" calcext:value-type="currency">
            <text:p>$49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ces with Wolves</text:p>
          </table:table-cell>
          <table:table-cell office:value-type="float" office:value="1990" calcext:value-type="float">
            <text:p>1990</text:p>
          </table:table-cell>
          <table:table-cell office:value-type="currency" office:currency="USD" office:value="104300000" calcext:value-type="currency">
            <text:p>$104,300,000</text:p>
          </table:table-cell>
          <table:table-cell office:value-type="currency" office:currency="USD" office:value="32700000" calcext:value-type="currency">
            <text:p>$32,700,000</text:p>
          </table:table-cell>
          <table:table-cell office:value-type="currency" office:currency="USD" office:value="47100000" calcext:value-type="currency">
            <text:p>$47,100,000</text:p>
          </table:table-cell>
          <table:table-cell office:value-type="currency" office:currency="USD" office:value="184200000" calcext:value-type="currency">
            <text:p>$184,2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p Fiction</text:p>
          </table:table-cell>
          <table:table-cell office:value-type="float" office:value="1994" calcext:value-type="float">
            <text:p>1994</text:p>
          </table:table-cell>
          <table:table-cell office:value-type="currency" office:currency="USD" office:value="76300000" calcext:value-type="currency">
            <text:p>$76,300,000</text:p>
          </table:table-cell>
          <table:table-cell office:value-type="currency" office:currency="USD" office:value="19000000" calcext:value-type="currency">
            <text:p>$19,000,000</text:p>
          </table:table-cell>
          <table:table-cell office:value-type="currency" office:currency="USD" office:value="12600000" calcext:value-type="currency">
            <text:p>$12,600,000</text:p>
          </table:table-cell>
          <table:table-cell office:value-type="currency" office:currency="USD" office:value="107900000" calcext:value-type="currency">
            <text:p>$107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deus</text:p>
          </table:table-cell>
          <table:table-cell office:value-type="float" office:value="1984" calcext:value-type="float">
            <text:p>1984</text:p>
          </table:table-cell>
          <table:table-cell office:value-type="currency" office:currency="USD" office:value="25700000" calcext:value-type="currency">
            <text:p>$25,700,000</text:p>
          </table:table-cell>
          <table:table-cell office:value-type="currency" office:currency="USD" office:value="9100000" calcext:value-type="currency">
            <text:p>$9,100,000</text:p>
          </table:table-cell>
          <table:table-cell office:value-type="currency" office:currency="USD" office:value="16800000" calcext:value-type="currency">
            <text:p>$16,800,000</text:p>
          </table:table-cell>
          <table:table-cell office:value-type="currency" office:currency="USD" office:value="51600000" calcext:value-type="currency">
            <text:p>$51,6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fe of Pi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USD" office:value="91800000" calcext:value-type="currency">
            <text:p>$91,800,000</text:p>
          </table:table-cell>
          <table:table-cell office:value-type="currency" office:currency="USD" office:value="21700000" calcext:value-type="currency">
            <text:p>$21,700,000</text:p>
          </table:table-cell>
          <table:table-cell office:value-type="currency" office:currency="USD" office:value="11500000" calcext:value-type="currency">
            <text:p>$11,500,000</text:p>
          </table:table-cell>
          <table:table-cell office:value-type="currency" office:currency="USD" office:value="125000000" calcext:value-type="currency">
            <text:p>$125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 Grit</text:p>
          </table:table-cell>
          <table:table-cell office:value-type="float" office:value="2010" calcext:value-type="float">
            <text:p>2010</text:p>
          </table:table-cell>
          <table:table-cell office:value-type="currency" office:currency="USD" office:value="138500000" calcext:value-type="currency">
            <text:p>$138,500,000</text:p>
          </table:table-cell>
          <table:table-cell office:value-type="currency" office:currency="USD" office:value="28600000" calcext:value-type="currency">
            <text:p>$28,600,000</text:p>
          </table:table-cell>
          <table:table-cell office:value-type="currency" office:currency="USD" office:value="4100000" calcext:value-type="currency">
            <text:p>$4,100,000</text:p>
          </table:table-cell>
          <table:table-cell office:value-type="currency" office:currency="USD" office:value="171200000" calcext:value-type="currency">
            <text:p>$171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ldren of a Lesser God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USD" office:value="22100000" calcext:value-type="currency">
            <text:p>$22,100,000</text:p>
          </table:table-cell>
          <table:table-cell office:value-type="currency" office:currency="USD" office:value="5300000" calcext:value-type="currency">
            <text:p>$5,300,000</text:p>
          </table:table-cell>
          <table:table-cell office:value-type="currency" office:currency="USD" office:value="4400000" calcext:value-type="currency">
            <text:p>$4,400,000</text:p>
          </table:table-cell>
          <table:table-cell office:value-type="currency" office:currency="USD" office:value="31900000" calcext:value-type="currency">
            <text:p>$31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atar</text:p>
          </table:table-cell>
          <table:table-cell office:value-type="float" office:value="2009" calcext:value-type="float">
            <text:p>2009</text:p>
          </table:table-cell>
          <table:table-cell office:value-type="currency" office:currency="USD" office:value="598500000" calcext:value-type="currency">
            <text:p>$598,500,000</text:p>
          </table:table-cell>
          <table:table-cell office:value-type="currency" office:currency="USD" office:value="122200000" calcext:value-type="currency">
            <text:p>$122,200,000</text:p>
          </table:table-cell>
          <table:table-cell office:value-type="currency" office:currency="USD" office:value="29200000" calcext:value-type="currency">
            <text:p>$29,200,000</text:p>
          </table:table-cell>
          <table:table-cell office:value-type="currency" office:currency="USD" office:value="749800000" calcext:value-type="currency">
            <text:p>$749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Prince of Tides</text:p>
          </table:table-cell>
          <table:table-cell office:value-type="float" office:value="1991" calcext:value-type="float">
            <text:p>1991</text:p>
          </table:table-cell>
          <table:table-cell office:value-type="currency" office:currency="USD" office:value="59300000" calcext:value-type="currency">
            <text:p>$59,300,000</text:p>
          </table:table-cell>
          <table:table-cell office:value-type="currency" office:currency="USD" office:value="12000000" calcext:value-type="currency">
            <text:p>$12,000,000</text:p>
          </table:table-cell>
          <table:table-cell office:value-type="currency" office:currency="USD" office:value="3500000" calcext:value-type="currency">
            <text:p>$3,500,000</text:p>
          </table:table-cell>
          <table:table-cell office:value-type="currency" office:currency="USD" office:value="74800000" calcext:value-type="currency">
            <text:p>$74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Curious Case of Benjamin Button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USD" office:value="104400000" calcext:value-type="currency">
            <text:p>$104,400,000</text:p>
          </table:table-cell>
          <table:table-cell office:value-type="currency" office:currency="USD" office:value="19800000" calcext:value-type="currency">
            <text:p>$19,800,000</text:p>
          </table:table-cell>
          <table:table-cell office:value-type="currency" office:currency="USD" office:value="3300000" calcext:value-type="currency">
            <text:p>$3,300,000</text:p>
          </table:table-cell>
          <table:table-cell office:value-type="currency" office:currency="USD" office:value="127500000" calcext:value-type="currency">
            <text:p>$127,5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Thin Red Line</text:p>
          </table:table-cell>
          <table:table-cell office:value-type="float" office:value="1998" calcext:value-type="float">
            <text:p>1998</text:p>
          </table:table-cell>
          <table:table-cell office:value-type="currency" office:currency="USD" office:value="30600000" calcext:value-type="currency">
            <text:p>$30,600,000</text:p>
          </table:table-cell>
          <table:table-cell office:value-type="currency" office:currency="USD" office:value="5300000" calcext:value-type="currency">
            <text:p>$5,300,000</text:p>
          </table:table-cell>
          <table:table-cell office:value-type="currency" office:currency="USD" office:value="452000" calcext:value-type="currency">
            <text:p>$452,000</text:p>
          </table:table-cell>
          <table:table-cell office:value-type="currency" office:currency="USD" office:value="36400000" calcext:value-type="currency">
            <text:p>$36,4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FK</text:p>
          </table:table-cell>
          <table:table-cell office:value-type="float" office:value="1991" calcext:value-type="float">
            <text:p>1991</text:p>
          </table:table-cell>
          <table:table-cell office:value-type="currency" office:currency="USD" office:value="58100000" calcext:value-type="currency">
            <text:p>$58,100,000</text:p>
          </table:table-cell>
          <table:table-cell office:value-type="currency" office:currency="USD" office:value="10300000" calcext:value-type="currency">
            <text:p>$10,300,000</text:p>
          </table:table-cell>
          <table:table-cell office:value-type="currency" office:currency="USD" office:value="2000000" calcext:value-type="currency">
            <text:p>$2,000,000</text:p>
          </table:table-cell>
          <table:table-cell office:value-type="currency" office:currency="USD" office:value="70400000" calcext:value-type="currency">
            <text:p>$70,4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o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USD" office:value="110300000" calcext:value-type="currency">
            <text:p>$110,300,000</text:p>
          </table:table-cell>
          <table:table-cell office:value-type="currency" office:currency="USD" office:value="19300000" calcext:value-type="currency">
            <text:p>$19,300,000</text:p>
          </table:table-cell>
          <table:table-cell office:value-type="currency" office:currency="USD" office:value="6400000" calcext:value-type="currency">
            <text:p>$6,400,000</text:p>
          </table:table-cell>
          <table:table-cell office:value-type="currency" office:currency="USD" office:value="136000000" calcext:value-type="currency">
            <text:p>$136,0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ry Maguire</text:p>
          </table:table-cell>
          <table:table-cell office:value-type="float" office:value="1996" calcext:value-type="float">
            <text:p>1996</text:p>
          </table:table-cell>
          <table:table-cell office:value-type="currency" office:currency="USD" office:value="121500000" calcext:value-type="currency">
            <text:p>$121,500,000</text:p>
          </table:table-cell>
          <table:table-cell office:value-type="currency" office:currency="USD" office:value="21700000" calcext:value-type="currency">
            <text:p>$21,700,000</text:p>
          </table:table-cell>
          <table:table-cell office:value-type="currency" office:currency="USD" office:value="10800000" calcext:value-type="currency">
            <text:p>$10,800,000</text:p>
          </table:table-cell>
          <table:table-cell office:value-type="currency" office:currency="USD" office:value="154000000" calcext:value-type="currency">
            <text:p>$154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uty and the Beast</text:p>
          </table:table-cell>
          <table:table-cell office:value-type="float" office:value="1991" calcext:value-type="float">
            <text:p>1991</text:p>
          </table:table-cell>
          <table:table-cell office:value-type="currency" office:currency="USD" office:value="106600000" calcext:value-type="currency">
            <text:p>$106,600,000</text:p>
          </table:table-cell>
          <table:table-cell office:value-type="currency" office:currency="USD" office:value="19000000" calcext:value-type="currency">
            <text:p>$19,000,000</text:p>
          </table:table-cell>
          <table:table-cell office:value-type="currency" office:currency="USD" office:value="20300000" calcext:value-type="currency">
            <text:p>$20,300,000</text:p>
          </table:table-cell>
          <table:table-cell office:value-type="currency" office:currency="USD" office:value="145900000" calcext:value-type="currency">
            <text:p>$145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 office:value-type="float" office:value="2005" calcext:value-type="float">
            <text:p>2005</text:p>
          </table:table-cell>
          <table:table-cell office:value-type="currency" office:currency="USD" office:value="40800000" calcext:value-type="currency">
            <text:p>$40,800,000</text:p>
          </table:table-cell>
          <table:table-cell office:value-type="currency" office:currency="USD" office:value="6000000" calcext:value-type="currency">
            <text:p>$6,000,000</text:p>
          </table:table-cell>
          <table:table-cell office:value-type="currency" office:currency="USD" office:value="672000" calcext:value-type="currency">
            <text:p>$672,000</text:p>
          </table:table-cell>
          <table:table-cell office:value-type="currency" office:currency="USD" office:value="47400000" calcext:value-type="currency">
            <text:p>$47,4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Room with a View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USD" office:value="11500000" calcext:value-type="currency">
            <text:p>$11,500,000</text:p>
          </table:table-cell>
          <table:table-cell office:value-type="currency" office:currency="USD" office:value="2500000" calcext:value-type="currency">
            <text:p>$2,500,000</text:p>
          </table:table-cell>
          <table:table-cell office:value-type="currency" office:currency="USD" office:value="6900000" calcext:value-type="currency">
            <text:p>$6,900,000</text:p>
          </table:table-cell>
          <table:table-cell office:value-type="currency" office:currency="USD" office:value="21000000" calcext:value-type="currency">
            <text:p>$21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Hurt Locker</text:p>
          </table:table-cell>
          <table:table-cell office:value-type="float" office:value="2009" calcext:value-type="float">
            <text:p>2009</text:p>
          </table:table-cell>
          <table:table-cell office:value-type="currency" office:currency="USD" office:value="12700000" calcext:value-type="currency">
            <text:p>$12,700,000</text:p>
          </table:table-cell>
          <table:table-cell office:value-type="currency" office:currency="USD" office:value="2000000" calcext:value-type="currency">
            <text:p>$2,000,000</text:p>
          </table:table-cell>
          <table:table-cell office:value-type="currency" office:currency="USD" office:value="2300000" calcext:value-type="currency">
            <text:p>$2,300,000</text:p>
          </table:table-cell>
          <table:table-cell office:value-type="currency" office:currency="USD" office:value="17000000" calcext:value-type="currency">
            <text:p>$17,0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Full Monty</text:p>
          </table:table-cell>
          <table:table-cell office:value-type="float" office:value="1997" calcext:value-type="float">
            <text:p>1997</text:p>
          </table:table-cell>
          <table:table-cell office:value-type="currency" office:currency="USD" office:value="38900000" calcext:value-type="currency">
            <text:p>$38,900,000</text:p>
          </table:table-cell>
          <table:table-cell office:value-type="currency" office:currency="USD" office:value="5500000" calcext:value-type="currency">
            <text:p>$5,500,000</text:p>
          </table:table-cell>
          <table:table-cell office:value-type="currency" office:currency="USD" office:value="1600000" calcext:value-type="currency">
            <text:p>$1,600,000</text:p>
          </table:table-cell>
          <table:table-cell office:value-type="currency" office:currency="USD" office:value="46000000" calcext:value-type="currency">
            <text:p>$46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ss of the Spider Woman</text:p>
          </table:table-cell>
          <table:table-cell office:value-type="float" office:value="1985" calcext:value-type="float">
            <text:p>1985</text:p>
          </table:table-cell>
          <table:table-cell office:value-type="currency" office:currency="USD" office:value="13100000" calcext:value-type="currency">
            <text:p>$13,100,000</text:p>
          </table:table-cell>
          <table:table-cell office:value-type="currency" office:currency="USD" office:value="2000000" calcext:value-type="currency">
            <text:p>$2,000,000</text:p>
          </table:table-cell>
          <table:table-cell office:value-type="currency" office:currency="USD" office:value="1900000" calcext:value-type="currency">
            <text:p>$1,900,000</text:p>
          </table:table-cell>
          <table:table-cell office:value-type="currency" office:currency="USD" office:value="17000000" calcext:value-type="currency">
            <text:p>$17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 in the Air</text:p>
          </table:table-cell>
          <table:table-cell office:value-type="float" office:value="2009" calcext:value-type="float">
            <text:p>2009</text:p>
          </table:table-cell>
          <table:table-cell office:value-type="currency" office:currency="USD" office:value="73500000" calcext:value-type="currency">
            <text:p>$73,500,000</text:p>
          </table:table-cell>
          <table:table-cell office:value-type="currency" office:currency="USD" office:value="9500000" calcext:value-type="currency">
            <text:p>$9,500,000</text:p>
          </table:table-cell>
          <table:table-cell office:value-type="currency" office:currency="USD" office:value="812000" calcext:value-type="currency">
            <text:p>$812,000</text:p>
          </table:table-cell>
          <table:table-cell office:value-type="currency" office:currency="USD" office:value="83800000" calcext:value-type="currency">
            <text:p>$83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Green Mile</text:p>
          </table:table-cell>
          <table:table-cell office:value-type="float" office:value="1999" calcext:value-type="float">
            <text:p>1999</text:p>
          </table:table-cell>
          <table:table-cell office:value-type="currency" office:currency="USD" office:value="120600000" calcext:value-type="currency">
            <text:p>$120,600,000</text:p>
          </table:table-cell>
          <table:table-cell office:value-type="currency" office:currency="USD" office:value="14400000" calcext:value-type="currency">
            <text:p>$14,400,000</text:p>
          </table:table-cell>
          <table:table-cell office:value-type="currency" office:currency="USD" office:value="1700000" calcext:value-type="currency">
            <text:p>$1,700,000</text:p>
          </table:table-cell>
          <table:table-cell office:value-type="currency" office:currency="USD" office:value="136800000" calcext:value-type="currency">
            <text:p>$136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Remains of the Day</text:p>
          </table:table-cell>
          <table:table-cell office:value-type="float" office:value="1993" calcext:value-type="float">
            <text:p>1993</text:p>
          </table:table-cell>
          <table:table-cell office:value-type="currency" office:currency="USD" office:value="19500000" calcext:value-type="currency">
            <text:p>$19,500,000</text:p>
          </table:table-cell>
          <table:table-cell office:value-type="currency" office:currency="USD" office:value="2400000" calcext:value-type="currency">
            <text:p>$2,400,000</text:p>
          </table:table-cell>
          <table:table-cell office:value-type="currency" office:currency="USD" office:value="1300000" calcext:value-type="currency">
            <text:p>$1,300,000</text:p>
          </table:table-cell>
          <table:table-cell office:value-type="currency" office:currency="USD" office:value="23200000" calcext:value-type="currency">
            <text:p>$23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Few Good Men</text:p>
          </table:table-cell>
          <table:table-cell office:value-type="float" office:value="1992" calcext:value-type="float">
            <text:p>1992</text:p>
          </table:table-cell>
          <table:table-cell office:value-type="currency" office:currency="USD" office:value="120100000" calcext:value-type="currency">
            <text:p>$120,100,000</text:p>
          </table:table-cell>
          <table:table-cell office:value-type="currency" office:currency="USD" office:value="14300000" calcext:value-type="currency">
            <text:p>$14,300,000</text:p>
          </table:table-cell>
          <table:table-cell office:value-type="currency" office:currency="USD" office:value="7000000" calcext:value-type="currency">
            <text:p>$7,000,000</text:p>
          </table:table-cell>
          <table:table-cell office:value-type="currency" office:currency="USD" office:value="141300000" calcext:value-type="currency">
            <text:p>$141,3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sts of the Southern Wild</text:p>
          </table:table-cell>
          <table:table-cell office:value-type="float" office:value="2012" calcext:value-type="float">
            <text:p>2012</text:p>
          </table:table-cell>
          <table:table-cell office:value-type="currency" office:currency="USD" office:value="11300000" calcext:value-type="currency">
            <text:p>$11,300,000</text:p>
          </table:table-cell>
          <table:table-cell office:value-type="currency" office:currency="USD" office:value="1300000" calcext:value-type="currency">
            <text:p>$1,300,000</text:p>
          </table:table-cell>
          <table:table-cell office:value-type="currency" office:currency="USD" office:value="224000" calcext:value-type="currency">
            <text:p>$224,000</text:p>
          </table:table-cell>
          <table:table-cell office:value-type="currency" office:currency="USD" office:value="12800000" calcext:value-type="currency">
            <text:p>$12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z Show</text:p>
          </table:table-cell>
          <table:table-cell office:value-type="float" office:value="1994" calcext:value-type="float">
            <text:p>1994</text:p>
          </table:table-cell>
          <table:table-cell office:value-type="currency" office:currency="USD" office:value="21900000" calcext:value-type="currency">
            <text:p>$21,900,000</text:p>
          </table:table-cell>
          <table:table-cell office:value-type="currency" office:currency="USD" office:value="2400000" calcext:value-type="currency">
            <text:p>$2,400,000</text:p>
          </table:table-cell>
          <table:table-cell office:value-type="currency" office:currency="USD" office:value="475000" calcext:value-type="currency">
            <text:p>$475,000</text:p>
          </table:table-cell>
          <table:table-cell office:value-type="currency" office:currency="USD" office:value="24800000" calcext:value-type="currency">
            <text:p>$24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gs of New York</text:p>
          </table:table-cell>
          <table:table-cell office:value-type="float" office:value="2002" calcext:value-type="float">
            <text:p>2002</text:p>
          </table:table-cell>
          <table:table-cell office:value-type="currency" office:currency="USD" office:value="70100000" calcext:value-type="currency">
            <text:p>$70,100,000</text:p>
          </table:table-cell>
          <table:table-cell office:value-type="currency" office:currency="USD" office:value="6900000" calcext:value-type="currency">
            <text:p>$6,900,000</text:p>
          </table:table-cell>
          <table:table-cell office:value-type="currency" office:currency="USD" office:value="790000" calcext:value-type="currency">
            <text:p>$790,000</text:p>
          </table:table-cell>
          <table:table-cell office:value-type="currency" office:currency="USD" office:value="77800000" calcext:value-type="currency">
            <text:p>$77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heart</text:p>
          </table:table-cell>
          <table:table-cell office:value-type="float" office:value="1995" calcext:value-type="float">
            <text:p>1995</text:p>
          </table:table-cell>
          <table:table-cell office:value-type="currency" office:currency="USD" office:value="67000000" calcext:value-type="currency">
            <text:p>$67,000,000</text:p>
          </table:table-cell>
          <table:table-cell office:value-type="currency" office:currency="USD" office:value="6300000" calcext:value-type="currency">
            <text:p>$6,300,000</text:p>
          </table:table-cell>
          <table:table-cell office:value-type="currency" office:currency="USD" office:value="2300000" calcext:value-type="currency">
            <text:p>$2,300,000</text:p>
          </table:table-cell>
          <table:table-cell office:value-type="currency" office:currency="USD" office:value="75600000" calcext:value-type="currency">
            <text:p>$75,6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Lord of the Rings: The Fellowship of the Ring</text:p>
          </table:table-cell>
          <table:table-cell office:value-type="float" office:value="2001" calcext:value-type="float">
            <text:p>2001</text:p>
          </table:table-cell>
          <table:table-cell office:value-type="currency" office:currency="USD" office:value="271700000" calcext:value-type="currency">
            <text:p>$271,700,000</text:p>
          </table:table-cell>
          <table:table-cell office:value-type="currency" office:currency="USD" office:value="25900000" calcext:value-type="currency">
            <text:p>$25,900,000</text:p>
          </table:table-cell>
          <table:table-cell office:value-type="currency" office:currency="USD" office:value="15800000" calcext:value-type="currency">
            <text:p>$15,800,000</text:p>
          </table:table-cell>
          <table:table-cell office:value-type="currency" office:currency="USD" office:value="313400000" calcext:value-type="currency">
            <text:p>$313,4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 Horse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USD" office:value="72600000" calcext:value-type="currency">
            <text:p>$72,600,000</text:p>
          </table:table-cell>
          <table:table-cell office:value-type="currency" office:currency="USD" office:value="6500000" calcext:value-type="currency">
            <text:p>$6,500,000</text:p>
          </table:table-cell>
          <table:table-cell office:value-type="currency" office:currency="USD" office:value="843000" calcext:value-type="currency">
            <text:p>$843,000</text:p>
          </table:table-cell>
          <table:table-cell office:value-type="currency" office:currency="USD" office:value="79900000" calcext:value-type="currency">
            <text:p>$79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 and Commander: The Far Side of the World</text:p>
          </table:table-cell>
          <table:table-cell office:value-type="float" office:value="2003" calcext:value-type="float">
            <text:p>2003</text:p>
          </table:table-cell>
          <table:table-cell office:value-type="currency" office:currency="USD" office:value="85300000" calcext:value-type="currency">
            <text:p>$85,300,000</text:p>
          </table:table-cell>
          <table:table-cell office:value-type="currency" office:currency="USD" office:value="7200000" calcext:value-type="currency">
            <text:p>$7,200,000</text:p>
          </table:table-cell>
          <table:table-cell office:value-type="currency" office:currency="USD" office:value="1400000" calcext:value-type="currency">
            <text:p>$1,400,000</text:p>
          </table:table-cell>
          <table:table-cell office:value-type="currency" office:currency="USD" office:value="93900000" calcext:value-type="currency">
            <text:p>$93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Departed</text:p>
          </table:table-cell>
          <table:table-cell office:value-type="float" office:value="2006" calcext:value-type="float">
            <text:p>2006</text:p>
          </table:table-cell>
          <table:table-cell office:value-type="currency" office:currency="USD" office:value="121800000" calcext:value-type="currency">
            <text:p>$121,800,000</text:p>
          </table:table-cell>
          <table:table-cell office:value-type="currency" office:currency="USD" office:value="10000000" calcext:value-type="currency">
            <text:p>$10,000,000</text:p>
          </table:table-cell>
          <table:table-cell office:value-type="currency" office:currency="USD" office:value="579000" calcext:value-type="currency">
            <text:p>$579,000</text:p>
          </table:table-cell>
          <table:table-cell office:value-type="currency" office:currency="USD" office:value="132400000" calcext:value-type="currency">
            <text:p>$132,4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forgiven</text:p>
          </table:table-cell>
          <table:table-cell office:value-type="float" office:value="1992" calcext:value-type="float">
            <text:p>1992</text:p>
          </table:table-cell>
          <table:table-cell office:value-type="currency" office:currency="USD" office:value="75300000" calcext:value-type="currency">
            <text:p>$75,300,000</text:p>
          </table:table-cell>
          <table:table-cell office:value-type="currency" office:currency="USD" office:value="7600000" calcext:value-type="currency">
            <text:p>$7,600,000</text:p>
          </table:table-cell>
          <table:table-cell office:value-type="currency" office:currency="USD" office:value="18300000" calcext:value-type="currency">
            <text:p>$18,300,000</text:p>
          </table:table-cell>
          <table:table-cell office:value-type="currency" office:currency="USD" office:value="101200000" calcext:value-type="currency">
            <text:p>$101,2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be</text:p>
          </table:table-cell>
          <table:table-cell office:value-type="float" office:value="1995" calcext:value-type="float">
            <text:p>1995</text:p>
          </table:table-cell>
          <table:table-cell office:value-type="currency" office:currency="USD" office:value="58200000" calcext:value-type="currency">
            <text:p>$58,200,000</text:p>
          </table:table-cell>
          <table:table-cell office:value-type="currency" office:currency="USD" office:value="4600000" calcext:value-type="currency">
            <text:p>$4,600,000</text:p>
          </table:table-cell>
          <table:table-cell office:value-type="currency" office:currency="USD" office:value="865000" calcext:value-type="currency">
            <text:p>$865,000</text:p>
          </table:table-cell>
          <table:table-cell office:value-type="currency" office:currency="USD" office:value="63700000" calcext:value-type="currency">
            <text:p>$63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ving Private Ryan</text:p>
          </table:table-cell>
          <table:table-cell office:value-type="float" office:value="1998" calcext:value-type="float">
            <text:p>1998</text:p>
          </table:table-cell>
          <table:table-cell office:value-type="currency" office:currency="USD" office:value="194900000" calcext:value-type="currency">
            <text:p>$194,900,000</text:p>
          </table:table-cell>
          <table:table-cell office:value-type="currency" office:currency="USD" office:value="15300000" calcext:value-type="currency">
            <text:p>$15,300,000</text:p>
          </table:table-cell>
          <table:table-cell office:value-type="currency" office:currency="USD" office:value="6300000" calcext:value-type="currency">
            <text:p>$6,300,000</text:p>
          </table:table-cell>
          <table:table-cell office:value-type="currency" office:currency="USD" office:value="216500000" calcext:value-type="currency">
            <text:p>$216,5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Lord of the Rings: The Return of the King</text:p>
          </table:table-cell>
          <table:table-cell office:value-type="float" office:value="2003" calcext:value-type="float">
            <text:p>2003</text:p>
          </table:table-cell>
          <table:table-cell office:value-type="currency" office:currency="USD" office:value="338300000" calcext:value-type="currency">
            <text:p>$338,300,000</text:p>
          </table:table-cell>
          <table:table-cell office:value-type="currency" office:currency="USD" office:value="25800000" calcext:value-type="currency">
            <text:p>$25,800,000</text:p>
          </table:table-cell>
          <table:table-cell office:value-type="currency" office:currency="USD" office:value="12900000" calcext:value-type="currency">
            <text:p>$12,900,000</text:p>
          </table:table-cell>
          <table:table-cell office:value-type="currency" office:currency="USD" office:value="377000000" calcext:value-type="currency">
            <text:p>$377,0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ces in the Heart</text:p>
          </table:table-cell>
          <table:table-cell office:value-type="float" office:value="1984" calcext:value-type="float">
            <text:p>1984</text:p>
          </table:table-cell>
          <table:table-cell office:value-type="currency" office:currency="USD" office:value="31200000" calcext:value-type="currency">
            <text:p>$31,200,000</text:p>
          </table:table-cell>
          <table:table-cell office:value-type="currency" office:currency="USD" office:value="2300000" calcext:value-type="currency">
            <text:p>$2,300,000</text:p>
          </table:table-cell>
          <table:table-cell office:value-type="currency" office:currency="USD" office:value="1300000" calcext:value-type="currency">
            <text:p>$1,300,000</text:p>
          </table:table-cell>
          <table:table-cell office:value-type="currency" office:currency="USD" office:value="34900000" calcext:value-type="currency">
            <text:p>$34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Big Chill</text:p>
          </table:table-cell>
          <table:table-cell office:value-type="float" office:value="1983" calcext:value-type="float">
            <text:p>1983</text:p>
          </table:table-cell>
          <table:table-cell office:value-type="currency" office:currency="USD" office:value="52500000" calcext:value-type="currency">
            <text:p>$52,500,000</text:p>
          </table:table-cell>
          <table:table-cell office:value-type="currency" office:currency="USD" office:value="3700000" calcext:value-type="currency">
            <text:p>$3,700,000</text:p>
          </table:table-cell>
          <table:table-cell office:value-type="currency" office:currency="USD" office:value="181000" calcext:value-type="currency">
            <text:p>$181,000</text:p>
          </table:table-cell>
          <table:table-cell office:value-type="currency" office:currency="USD" office:value="56300000" calcext:value-type="currency">
            <text:p>$56,3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Insider</text:p>
          </table:table-cell>
          <table:table-cell office:value-type="float" office:value="1999" calcext:value-type="float">
            <text:p>1999</text:p>
          </table:table-cell>
          <table:table-cell office:value-type="currency" office:currency="USD" office:value="26600000" calcext:value-type="currency">
            <text:p>$26,600,000</text:p>
          </table:table-cell>
          <table:table-cell office:value-type="currency" office:currency="USD" office:value="1900000" calcext:value-type="currency">
            <text:p>$1,900,000</text:p>
          </table:table-cell>
          <table:table-cell office:value-type="currency" office:currency="USD" office:value="609000" calcext:value-type="currency">
            <text:p>$609,000</text:p>
          </table:table-cell>
          <table:table-cell office:value-type="currency" office:currency="USD" office:value="29100000" calcext:value-type="currency">
            <text:p>$29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odfellas</text:p>
          </table:table-cell>
          <table:table-cell office:value-type="float" office:value="1990" calcext:value-type="float">
            <text:p>1990</text:p>
          </table:table-cell>
          <table:table-cell office:value-type="currency" office:currency="USD" office:value="41000000" calcext:value-type="currency">
            <text:p>$41,000,000</text:p>
          </table:table-cell>
          <table:table-cell table:number-columns-repeated="2" office:value-type="currency" office:currency="USD" office:value="2900000" calcext:value-type="currency">
            <text:p>$2,900,000</text:p>
          </table:table-cell>
          <table:table-cell office:value-type="currency" office:currency="USD" office:value="46800000" calcext:value-type="currency">
            <text:p>$46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al Attraction</text:p>
          </table:table-cell>
          <table:table-cell office:value-type="float" office:value="1987" calcext:value-type="float">
            <text:p>1987</text:p>
          </table:table-cell>
          <table:table-cell office:value-type="currency" office:currency="USD" office:value="142300000" calcext:value-type="currency">
            <text:p>$142,300,000</text:p>
          </table:table-cell>
          <table:table-cell office:value-type="currency" office:currency="USD" office:value="9300000" calcext:value-type="currency">
            <text:p>$9,300,000</text:p>
          </table:table-cell>
          <table:table-cell office:value-type="currency" office:currency="USD" office:value="5000000" calcext:value-type="currency">
            <text:p>$5,000,000</text:p>
          </table:table-cell>
          <table:table-cell office:value-type="currency" office:currency="USD" office:value="156600000" calcext:value-type="currency">
            <text:p>$156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ity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USD" office:value="256400000" calcext:value-type="currency">
            <text:p>$256,400,000</text:p>
          </table:table-cell>
          <table:table-cell office:value-type="currency" office:currency="USD" office:value="14100000" calcext:value-type="currency">
            <text:p>$14,100,000</text:p>
          </table:table-cell>
          <table:table-cell office:value-type="currency" office:currency="USD" office:value="3600000" calcext:value-type="currency">
            <text:p>$3,600,000</text:p>
          </table:table-cell>
          <table:table-cell office:value-type="currency" office:currency="USD" office:value="274100000" calcext:value-type="currency">
            <text:p>$274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rest Gump</text:p>
          </table:table-cell>
          <table:table-cell office:value-type="float" office:value="1994" calcext:value-type="float">
            <text:p>1994</text:p>
          </table:table-cell>
          <table:table-cell office:value-type="currency" office:currency="USD" office:value="300600000" calcext:value-type="currency">
            <text:p>$300,600,000</text:p>
          </table:table-cell>
          <table:table-cell office:value-type="currency" office:currency="USD" office:value="16900000" calcext:value-type="currency">
            <text:p>$16,900,000</text:p>
          </table:table-cell>
          <table:table-cell office:value-type="currency" office:currency="USD" office:value="12200000" calcext:value-type="currency">
            <text:p>$12,200,000</text:p>
          </table:table-cell>
          <table:table-cell office:value-type="currency" office:currency="USD" office:value="329700000" calcext:value-type="currency">
            <text:p>$329,7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Blind Side</text:p>
          </table:table-cell>
          <table:table-cell office:value-type="float" office:value="2009" calcext:value-type="float">
            <text:p>2009</text:p>
          </table:table-cell>
          <table:table-cell office:value-type="currency" office:currency="USD" office:value="238100000" calcext:value-type="currency">
            <text:p>$238,100,000</text:p>
          </table:table-cell>
          <table:table-cell office:value-type="currency" office:currency="USD" office:value="12300000" calcext:value-type="currency">
            <text:p>$12,300,000</text:p>
          </table:table-cell>
          <table:table-cell office:value-type="currency" office:currency="USD" office:value="5500000" calcext:value-type="currency">
            <text:p>$5,500,000</text:p>
          </table:table-cell>
          <table:table-cell office:value-type="currency" office:currency="USD" office:value="256000000" calcext:value-type="currency">
            <text:p>$256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Godfather Part III</text:p>
          </table:table-cell>
          <table:table-cell office:value-type="float" office:value="1990" calcext:value-type="float">
            <text:p>1990</text:p>
          </table:table-cell>
          <table:table-cell office:value-type="currency" office:currency="USD" office:value="62500000" calcext:value-type="currency">
            <text:p>$62,500,000</text:p>
          </table:table-cell>
          <table:table-cell office:value-type="currency" office:currency="USD" office:value="3200000" calcext:value-type="currency">
            <text:p>$3,200,000</text:p>
          </table:table-cell>
          <table:table-cell office:value-type="currency" office:currency="USD" office:value="956000" calcext:value-type="currency">
            <text:p>$956,000</text:p>
          </table:table-cell>
          <table:table-cell office:value-type="currency" office:currency="USD" office:value="66700000" calcext:value-type="currency">
            <text:p>$66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ious: Based on the Novel "Push" by Sapphire</text:p>
          </table:table-cell>
          <table:table-cell office:value-type="float" office:value="2009" calcext:value-type="float">
            <text:p>2009</text:p>
          </table:table-cell>
          <table:table-cell office:value-type="currency" office:currency="USD" office:value="45500000" calcext:value-type="currency">
            <text:p>$45,500,000</text:p>
          </table:table-cell>
          <table:table-cell office:value-type="currency" office:currency="USD" office:value="1900000" calcext:value-type="currency">
            <text:p>$1,900,000</text:p>
          </table:table-cell>
          <table:table-cell office:value-type="currency" office:currency="USD" office:value="171000" calcext:value-type="currency">
            <text:p>$171,000</text:p>
          </table:table-cell>
          <table:table-cell office:value-type="currency" office:currency="USD" office:value="47600000" calcext:value-type="currency">
            <text:p>$47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Sixth Sense</text:p>
          </table:table-cell>
          <table:table-cell office:value-type="float" office:value="1999" calcext:value-type="float">
            <text:p>1999</text:p>
          </table:table-cell>
          <table:table-cell office:value-type="currency" office:currency="USD" office:value="278400000" calcext:value-type="currency">
            <text:p>$278,400,000</text:p>
          </table:table-cell>
          <table:table-cell office:value-type="currency" office:currency="USD" office:value="11900000" calcext:value-type="currency">
            <text:p>$11,900,000</text:p>
          </table:table-cell>
          <table:table-cell office:value-type="currency" office:currency="USD" office:value="3200000" calcext:value-type="currency">
            <text:p>$3,200,000</text:p>
          </table:table-cell>
          <table:table-cell office:value-type="currency" office:currency="USD" office:value="293500000" calcext:value-type="currency">
            <text:p>$293,5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Lord of the Rings: The Two Towers</text:p>
          </table:table-cell>
          <table:table-cell office:value-type="float" office:value="2002" calcext:value-type="float">
            <text:p>2002</text:p>
          </table:table-cell>
          <table:table-cell office:value-type="currency" office:currency="USD" office:value="321100000" calcext:value-type="currency">
            <text:p>$321,100,000</text:p>
          </table:table-cell>
          <table:table-cell office:value-type="currency" office:currency="USD" office:value="13700000" calcext:value-type="currency">
            <text:p>$13,700,000</text:p>
          </table:table-cell>
          <table:table-cell office:value-type="currency" office:currency="USD" office:value="5000000" calcext:value-type="currency">
            <text:p>$5,000,000</text:p>
          </table:table-cell>
          <table:table-cell office:value-type="currency" office:currency="USD" office:value="339800000" calcext:value-type="currency">
            <text:p>$339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yhood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24400000" calcext:value-type="currency">
            <text:p>$24,400,000</text:p>
          </table:table-cell>
          <table:table-cell office:value-type="currency" office:currency="USD" office:value="943000" calcext:value-type="currency">
            <text:p>$943,000</text:p>
          </table:table-cell>
          <table:table-cell office:value-type="currency" office:currency="USD" office:value="36800" calcext:value-type="currency">
            <text:p>$36,800</text:p>
          </table:table-cell>
          <table:table-cell office:value-type="currency" office:currency="USD" office:value="25400000" calcext:value-type="currency">
            <text:p>$25,4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ter's Bone</text:p>
          </table:table-cell>
          <table:table-cell office:value-type="float" office:value="2010" calcext:value-type="float">
            <text:p>2010</text:p>
          </table:table-cell>
          <table:table-cell office:value-type="currency" office:currency="USD" office:value="6300000" calcext:value-type="currency">
            <text:p>$6,300,000</text:p>
          </table:table-cell>
          <table:table-cell office:value-type="currency" office:currency="USD" office:value="231000" calcext:value-type="currency">
            <text:p>$231,000</text:p>
          </table:table-cell>
          <table:table-cell office:value-type="currency" office:currency="USD" office:value="28800" calcext:value-type="currency">
            <text:p>$28,800</text:p>
          </table:table-cell>
          <table:table-cell office:value-type="currency" office:currency="USD" office:value="6500000" calcext:value-type="currency">
            <text:p>$6,5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.T.: The Extra-Terrestrial</text:p>
          </table:table-cell>
          <table:table-cell office:value-type="float" office:value="1982" calcext:value-type="float">
            <text:p>1982</text:p>
          </table:table-cell>
          <table:table-cell office:value-type="currency" office:currency="USD" office:value="329400000" calcext:value-type="currency">
            <text:p>$329,400,000</text:p>
          </table:table-cell>
          <table:table-cell office:value-type="currency" office:currency="USD" office:value="12700000" calcext:value-type="currency">
            <text:p>$12,700,000</text:p>
          </table:table-cell>
          <table:table-cell office:value-type="currency" office:currency="USD" office:value="17100000" calcext:value-type="currency">
            <text:p>$17,100,000</text:p>
          </table:table-cell>
          <table:table-cell office:value-type="currency" office:currency="USD" office:value="359200000" calcext:value-type="currency">
            <text:p>$359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float" office:value="2004" calcext:value-type="float">
            <text:p>2004</text:p>
          </table:table-cell>
          <table:table-cell office:value-type="currency" office:currency="USD" office:value="73100000" calcext:value-type="currency">
            <text:p>$73,100,000</text:p>
          </table:table-cell>
          <table:table-cell office:value-type="currency" office:currency="USD" office:value="2000000" calcext:value-type="currency">
            <text:p>$2,000,000</text:p>
          </table:table-cell>
          <table:table-cell office:value-type="currency" office:currency="USD" office:value="252000" calcext:value-type="currency">
            <text:p>$252,000</text:p>
          </table:table-cell>
          <table:table-cell office:value-type="currency" office:currency="USD" office:value="75300000" calcext:value-type="currency">
            <text:p>$75,3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Fugitive</text:p>
          </table:table-cell>
          <table:table-cell office:value-type="float" office:value="1993" calcext:value-type="float">
            <text:p>1993</text:p>
          </table:table-cell>
          <table:table-cell office:value-type="currency" office:currency="USD" office:value="179400000" calcext:value-type="currency">
            <text:p>$179,400,000</text:p>
          </table:table-cell>
          <table:table-cell office:value-type="currency" office:currency="USD" office:value="4400000" calcext:value-type="currency">
            <text:p>$4,400,000</text:p>
          </table:table-cell>
          <table:table-cell office:value-type="currency" office:currency="USD" office:value="89000" calcext:value-type="currency">
            <text:p>$89,000</text:p>
          </table:table-cell>
          <table:table-cell office:value-type="currency" office:currency="USD" office:value="183900000" calcext:value-type="currency">
            <text:p>$183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Soldier's Story</text:p>
          </table:table-cell>
          <table:table-cell office:value-type="float" office:value="1984" calcext:value-type="float">
            <text:p>1984</text:p>
          </table:table-cell>
          <table:table-cell office:value-type="currency" office:currency="USD" office:value="21400000" calcext:value-type="currency">
            <text:p>$21,400,000</text:p>
          </table:table-cell>
          <table:table-cell office:value-type="currency" office:currency="USD" office:value="436000" calcext:value-type="currency">
            <text:p>$436,000</text:p>
          </table:table-cell>
          <table:table-cell office:value-type="currency" office:currency="USD" office:value="0" calcext:value-type="currency">
            <text:p>$0</text:p>
          </table:table-cell>
          <table:table-cell office:value-type="currency" office:currency="USD" office:value="21800000" calcext:value-type="currency">
            <text:p>$21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ain Phillips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USD" office:value="105100000" calcext:value-type="currency">
            <text:p>$105,100,000</text:p>
          </table:table-cell>
          <table:table-cell office:value-type="currency" office:currency="USD" office:value="2000000" calcext:value-type="currency">
            <text:p>$2,000,000</text:p>
          </table:table-cell>
          <table:table-cell office:value-type="currency" office:currency="USD" office:value="0" calcext:value-type="currency">
            <text:p>$0</text:p>
          </table:table-cell>
          <table:table-cell office:value-type="currency" office:currency="USD" office:value="107100000" calcext:value-type="currency">
            <text:p>$107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Social Network</text:p>
          </table:table-cell>
          <table:table-cell office:value-type="float" office:value="2010" calcext:value-type="float">
            <text:p>2010</text:p>
          </table:table-cell>
          <table:table-cell office:value-type="currency" office:currency="USD" office:value="95400000" calcext:value-type="currency">
            <text:p>$95,400,000</text:p>
          </table:table-cell>
          <table:table-cell office:value-type="currency" office:currency="USD" office:value="1500000" calcext:value-type="currency">
            <text:p>$1,500,000</text:p>
          </table:table-cell>
          <table:table-cell office:value-type="currency" office:currency="USD" office:value="44800" calcext:value-type="currency">
            <text:p>$44,800</text:p>
          </table:table-cell>
          <table:table-cell office:value-type="currency" office:currency="USD" office:value="97000000" calcext:value-type="currency">
            <text:p>$97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1990" calcext:value-type="float">
            <text:p>1990</text:p>
          </table:table-cell>
          <table:table-cell office:value-type="currency" office:currency="USD" office:value="213600000" calcext:value-type="currency">
            <text:p>$213,600,000</text:p>
          </table:table-cell>
          <table:table-cell office:value-type="currency" office:currency="USD" office:value="2900000" calcext:value-type="currency">
            <text:p>$2,900,000</text:p>
          </table:table-cell>
          <table:table-cell office:value-type="currency" office:currency="USD" office:value="1100000" calcext:value-type="currency">
            <text:p>$1,100,000</text:p>
          </table:table-cell>
          <table:table-cell office:value-type="currency" office:currency="USD" office:value="217600000" calcext:value-type="currency">
            <text:p>$217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go</text:p>
          </table:table-cell>
          <table:table-cell office:value-type="float" office:value="1996" calcext:value-type="float">
            <text:p>1996</text:p>
          </table:table-cell>
          <table:table-cell office:value-type="currency" office:currency="USD" office:value="24100000" calcext:value-type="currency">
            <text:p>$24,100,000</text:p>
          </table:table-cell>
          <table:table-cell office:value-type="currency" office:currency="USD" office:value="183000" calcext:value-type="currency">
            <text:p>$183,000</text:p>
          </table:table-cell>
          <table:table-cell office:value-type="currency" office:currency="USD" office:value="346000" calcext:value-type="currency">
            <text:p>$346,000</text:p>
          </table:table-cell>
          <table:table-cell office:value-type="currency" office:currency="USD" office:value="24600000" calcext:value-type="currency">
            <text:p>$24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night in Paris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USD" office:value="56400000" calcext:value-type="currency">
            <text:p>$56,400,000</text:p>
          </table:table-cell>
          <table:table-cell office:value-type="currency" office:currency="USD" office:value="272000" calcext:value-type="currency">
            <text:p>$272,000</text:p>
          </table:table-cell>
          <table:table-cell office:value-type="currency" office:currency="USD" office:value="96500" calcext:value-type="currency">
            <text:p>$96,500</text:p>
          </table:table-cell>
          <table:table-cell office:value-type="currency" office:currency="USD" office:value="56800000" calcext:value-type="currency">
            <text:p>$56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ttle Miss Sunshine</text:p>
          </table:table-cell>
          <table:table-cell office:value-type="float" office:value="2006" calcext:value-type="float">
            <text:p>2006</text:p>
          </table:table-cell>
          <table:table-cell office:value-type="currency" office:currency="USD" office:value="59600000" calcext:value-type="currency">
            <text:p>$59,600,000</text:p>
          </table:table-cell>
          <table:table-cell office:value-type="currency" office:currency="USD" office:value="237000" calcext:value-type="currency">
            <text:p>$237,000</text:p>
          </table:table-cell>
          <table:table-cell office:value-type="currency" office:currency="USD" office:value="59600" calcext:value-type="currency">
            <text:p>$59,600</text:p>
          </table:table-cell>
          <table:table-cell office:value-type="currency" office:currency="USD" office:value="59900000" calcext:value-type="currency">
            <text:p>$59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lin Rouge!</text:p>
          </table:table-cell>
          <table:table-cell office:value-type="float" office:value="2001" calcext:value-type="float">
            <text:p>2001</text:p>
          </table:table-cell>
          <table:table-cell office:value-type="currency" office:currency="USD" office:value="57100000" calcext:value-type="currency">
            <text:p>$57,100,000</text:p>
          </table:table-cell>
          <table:table-cell office:value-type="currency" office:currency="USD" office:value="212000" calcext:value-type="currency">
            <text:p>$212,000</text:p>
          </table:table-cell>
          <table:table-cell office:value-type="currency" office:currency="USD" office:value="39900" calcext:value-type="currency">
            <text:p>$39,900</text:p>
          </table:table-cell>
          <table:table-cell office:value-type="currency" office:currency="USD" office:value="57400000" calcext:value-type="currency">
            <text:p>$57,4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diator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USD" office:value="186600000" calcext:value-type="currency">
            <text:p>$186,600,000</text:p>
          </table:table-cell>
          <table:table-cell office:value-type="currency" office:currency="USD" office:value="269000" calcext:value-type="currency">
            <text:p>$269,000</text:p>
          </table:table-cell>
          <table:table-cell office:value-type="currency" office:currency="USD" office:value="835000" calcext:value-type="currency">
            <text:p>$835,000</text:p>
          </table:table-cell>
          <table:table-cell office:value-type="currency" office:currency="USD" office:value="187700000" calcext:value-type="currency">
            <text:p>$187,7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eyball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USD" office:value="75500000" calcext:value-type="currency">
            <text:p>$75,500,000</text:p>
          </table:table-cell>
          <table:table-cell office:value-type="currency" office:currency="USD" office:value="72600" calcext:value-type="currency">
            <text:p>$72,600</text:p>
          </table:table-cell>
          <table:table-cell office:value-type="currency" office:currency="USD" office:value="0" calcext:value-type="currency">
            <text:p>$0</text:p>
          </table:table-cell>
          <table:table-cell office:value-type="currency" office:currency="USD" office:value="75600000" calcext:value-type="currency">
            <text:p>$75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Help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USD" office:value="169600000" calcext:value-type="currency">
            <text:p>$169,600,000</text:p>
          </table:table-cell>
          <table:table-cell office:value-type="currency" office:currency="USD" office:value="97400" calcext:value-type="currency">
            <text:p>$97,400</text:p>
          </table:table-cell>
          <table:table-cell office:value-type="currency" office:currency="USD" office:value="10800" calcext:value-type="currency">
            <text:p>$10,800</text:p>
          </table:table-cell>
          <table:table-cell office:value-type="currency" office:currency="USD" office:value="169700000" calcext:value-type="currency">
            <text:p>$169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biscuit</text:p>
          </table:table-cell>
          <table:table-cell office:value-type="float" office:value="2003" calcext:value-type="float">
            <text:p>2003</text:p>
          </table:table-cell>
          <table:table-cell office:value-type="currency" office:currency="USD" office:value="120200000" calcext:value-type="currency">
            <text:p>$120,200,000</text:p>
          </table:table-cell>
          <table:table-cell office:value-type="currency" office:currency="USD" office:value="46300" calcext:value-type="currency">
            <text:p>$46,300</text:p>
          </table:table-cell>
          <table:table-cell office:value-type="currency" office:currency="USD" office:value="0" calcext:value-type="currency">
            <text:p>$0</text:p>
          </table:table-cell>
          <table:table-cell office:value-type="currency" office:currency="USD" office:value="120300000" calcext:value-type="currency">
            <text:p>$120,3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Silence of the Lambs</text:p>
          </table:table-cell>
          <table:table-cell office:value-type="float" office:value="1991" calcext:value-type="float">
            <text:p>1991</text:p>
          </table:table-cell>
          <table:table-cell office:value-type="currency" office:currency="USD" office:value="130700000" calcext:value-type="currency">
            <text:p>$130,7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130700000" calcext:value-type="currency">
            <text:p>$130,7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currency" office:currency="USD" office:value="415000000" calcext:value-type="currency">
            <text:p>$415,0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415000000" calcext:value-type="currency">
            <text:p>$415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lourious Basterds</text:p>
          </table:table-cell>
          <table:table-cell office:value-type="float" office:value="2009" calcext:value-type="float">
            <text:p>2009</text:p>
          </table:table-cell>
          <table:table-cell office:value-type="currency" office:currency="USD" office:value="120500000" calcext:value-type="currency">
            <text:p>$120,5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120500000" calcext:value-type="currency">
            <text:p>$120,5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Kids Are All Right</text:p>
          </table:table-cell>
          <table:table-cell office:value-type="float" office:value="2010" calcext:value-type="float">
            <text:p>2010</text:p>
          </table:table-cell>
          <table:table-cell office:value-type="currency" office:currency="USD" office:value="20800000" calcext:value-type="currency">
            <text:p>$20,8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20800000" calcext:value-type="currency">
            <text:p>$20,8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zzi's Honor</text:p>
          </table:table-cell>
          <table:table-cell office:value-type="float" office:value="1985" calcext:value-type="float">
            <text:p>1985</text:p>
          </table:table-cell>
          <table:table-cell office:value-type="currency" office:currency="USD" office:value="26700000" calcext:value-type="currency">
            <text:p>$26,7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26700000" calcext:value-type="currency">
            <text:p>$26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ict 9</text:p>
          </table:table-cell>
          <table:table-cell office:value-type="float" office:value="2009" calcext:value-type="float">
            <text:p>2009</text:p>
          </table:table-cell>
          <table:table-cell office:value-type="currency" office:currency="USD" office:value="115600000" calcext:value-type="currency">
            <text:p>$115,6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115600000" calcext:value-type="currency">
            <text:p>$115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</text:p>
          </table:table-cell>
          <table:table-cell office:value-type="float" office:value="1982" calcext:value-type="float">
            <text:p>1982</text:p>
          </table:table-cell>
          <table:table-cell office:value-type="currency" office:currency="USD" office:value="14000000" calcext:value-type="currency">
            <text:p>$14,0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14000000" calcext:value-type="currency">
            <text:p>$14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eption</text:p>
          </table:table-cell>
          <table:table-cell office:value-type="float" office:value="2010" calcext:value-type="float">
            <text:p>2010</text:p>
          </table:table-cell>
          <table:table-cell office:value-type="currency" office:currency="USD" office:value="292600000" calcext:value-type="currency">
            <text:p>$292,6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292600000" calcext:value-type="currency">
            <text:p>$292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Grand Budapest Hotel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59100000" calcext:value-type="currency">
            <text:p>$59,1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59100000" calcext:value-type="currency">
            <text:p>$59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tness</text:p>
          </table:table-cell>
          <table:table-cell office:value-type="float" office:value="1985" calcext:value-type="float">
            <text:p>1985</text:p>
          </table:table-cell>
          <table:table-cell office:value-type="currency" office:currency="USD" office:value="68700000" calcext:value-type="currency">
            <text:p>$68,7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68700000" calcext:value-type="currency">
            <text:p>$68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Serious Man</text:p>
          </table:table-cell>
          <table:table-cell office:value-type="float" office:value="2009" calcext:value-type="float">
            <text:p>2009</text:p>
          </table:table-cell>
          <table:table-cell office:value-type="currency" office:currency="USD" office:value="9200000" calcext:value-type="currency">
            <text:p>$9,2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9200000" calcext:value-type="currency">
            <text:p>$9,2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2005" calcext:value-type="float">
            <text:p>2005</text:p>
          </table:table-cell>
          <table:table-cell office:value-type="currency" office:currency="USD" office:value="53400000" calcext:value-type="currency">
            <text:p>$53,400,000</text:p>
          </table:table-cell>
          <table:table-cell office:value-type="currency" office:currency="USD" office:value="0" calcext:value-type="currency">
            <text:p>$0</text:p>
          </table:table-cell>
          <table:table-cell office:value-type="currency" office:currency="USD" office:value="1200000" calcext:value-type="currency">
            <text:p>$1,200,000</text:p>
          </table:table-cell>
          <table:table-cell office:value-type="currency" office:currency="USD" office:value="54600000" calcext:value-type="currency">
            <text:p>$54,6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n Brockovich</text:p>
          </table:table-cell>
          <table:table-cell office:value-type="float" office:value="2000" calcext:value-type="float">
            <text:p>2000</text:p>
          </table:table-cell>
          <table:table-cell office:value-type="currency" office:currency="USD" office:value="125600000" calcext:value-type="currency">
            <text:p>$125,6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125600000" calcext:value-type="currency">
            <text:p>$125,6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009" calcext:value-type="float">
            <text:p>2009</text:p>
          </table:table-cell>
          <table:table-cell office:value-type="currency" office:currency="USD" office:value="293000000" calcext:value-type="currency">
            <text:p>$293,0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293000000" calcext:value-type="currency">
            <text:p>$293,0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d Poets Society</text:p>
          </table:table-cell>
          <table:table-cell office:value-type="float" office:value="1989" calcext:value-type="float">
            <text:p>1989</text:p>
          </table:table-cell>
          <table:table-cell office:value-type="currency" office:currency="USD" office:value="95900000" calcext:value-type="currency">
            <text:p>$95,9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95900000" calcext:value-type="currency">
            <text:p>$95,9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der Mercies</text:p>
          </table:table-cell>
          <table:table-cell office:value-type="float" office:value="1983" calcext:value-type="float">
            <text:p>1983</text:p>
          </table:table-cell>
          <table:table-cell office:value-type="currency" office:currency="USD" office:value="8400000" calcext:value-type="currency">
            <text:p>$8,4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8400000" calcext:value-type="currency">
            <text:p>$8,4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Tree of Life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USD" office:value="13300000" calcext:value-type="currency">
            <text:p>$13,3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13300000" calcext:value-type="currency">
            <text:p>$13,3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eld of Dreams</text:p>
          </table:table-cell>
          <table:table-cell office:value-type="float" office:value="1989" calcext:value-type="float">
            <text:p>1989</text:p>
          </table:table-cell>
          <table:table-cell office:value-type="currency" office:currency="USD" office:value="64400000" calcext:value-type="currency">
            <text:p>$64,4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64400000" calcext:value-type="currency">
            <text:p>$64,4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ollo 13</text:p>
          </table:table-cell>
          <table:table-cell office:value-type="float" office:value="1995" calcext:value-type="float">
            <text:p>1995</text:p>
          </table:table-cell>
          <table:table-cell office:value-type="currency" office:currency="USD" office:value="172100000" calcext:value-type="currency">
            <text:p>$172,1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172100000" calcext:value-type="currency">
            <text:p>$172,1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nah and Her Sisters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USD" office:value="35400000" calcext:value-type="currency">
            <text:p>$35,4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35400000" calcext:value-type="currency">
            <text:p>$35,4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ur Weddings and a Funeral</text:p>
          </table:table-cell>
          <table:table-cell office:value-type="float" office:value="1994" calcext:value-type="float">
            <text:p>1994</text:p>
          </table:table-cell>
          <table:table-cell office:value-type="currency" office:currency="USD" office:value="52700000" calcext:value-type="currency">
            <text:p>$52,700,000</text:p>
          </table:table-cell>
          <table:table-cell table:number-columns-repeated="2" office:value-type="currency" office:currency="USD" office:value="0" calcext:value-type="currency">
            <text:p>$0</text:p>
          </table:table-cell>
          <table:table-cell office:value-type="currency" office:currency="USD" office:value="52700000" calcext:value-type="currency">
            <text:p>$52,700,0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38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2" loext:min-decimal-places="2" number:min-integer-digits="1" number:min-exponent-digits="1" loext:exponent-interval="1" loext:forced-exponent-sign="true"/>
    </number:number-style>
    <number:currency-style style:name="N12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5P0"/>
    </number:currency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5:10:59.493066000</meta:creation-date>
    <dc:date>2015-11-14T16:06:29.932924000</dc:date>
    <meta:editing-duration>PT25M10S</meta:editing-duration>
    <meta:editing-cycles>1</meta:editing-cycles>
    <meta:document-statistic meta:table-count="1" meta:cell-count="1337" meta:object-count="0"/>
    <meta:generator>LibreOffice/5.0.2.2$MacOSX_X86_64 LibreOffice_project/37b43f919e4de5eeaca9b9755ed688758a8251fe</meta:generator>
  </office:meta>
</office:document-meta>
</file>